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ad9ae" officeooo:paragraph-rsid="000ad9ae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0ad9ae" officeooo:paragraph-rsid="000ad9a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ad9ae" officeooo:paragraph-rsid="000ad9ae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fe4f3" officeooo:paragraph-rsid="000fe4f3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1dca5" officeooo:paragraph-rsid="0011dca5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3ba5c" officeooo:paragraph-rsid="0013ba5c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6e280" officeooo:paragraph-rsid="0016e280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849ee" officeooo:paragraph-rsid="001849ee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4428" officeooo:paragraph-rsid="001a4428" style:font-size-asian="10.5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b8f1e" officeooo:paragraph-rsid="001b8f1e" style:font-size-asian="10.5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758b" officeooo:paragraph-rsid="001d758b" style:font-size-asian="10.5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042f" officeooo:paragraph-rsid="001e042f" style:font-size-asian="10.5pt" style:font-weight-asian="normal" style:font-size-complex="12pt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8e16" style:font-size-asian="10.5pt" style:font-weight-asian="normal" style:font-size-complex="12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c5b0" style:font-size-asian="10.5pt" style:font-weight-asian="normal" style:font-size-complex="12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c5b0" officeooo:paragraph-rsid="001ec5b0" style:font-size-asian="10.5pt" style:font-weight-asian="normal" style:font-size-complex="12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02922" officeooo:paragraph-rsid="00202922" style:font-size-asian="10.5pt" style:font-weight-asian="normal" style:font-size-complex="12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e65d" officeooo:paragraph-rsid="0022e65d" style:font-size-asian="10.5pt" style:font-weight-asian="normal" style:font-size-complex="12pt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3f4b3" officeooo:paragraph-rsid="0023f4b3" style:font-size-asian="10.5pt" style:font-weight-asian="normal" style:font-size-complex="12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4fc0c" officeooo:paragraph-rsid="0024fc0c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5cb3a" officeooo:paragraph-rsid="0025cb3a" style:font-size-asian="10.5pt" style:font-weight-asian="normal" style:font-size-complex="12pt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275f20" style:font-size-asian="10.5pt" style:font-weight-asian="normal" style:font-size-complex="12pt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5fcb05" style:font-size-asian="10.5pt" style:font-weight-asian="normal" style:font-size-complex="12pt" style:font-weight-complex="normal"/>
    </style:style>
    <style:style style:name="P7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73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2ab272" style:font-size-asian="10.5pt" style:font-weight-asian="normal" style:font-size-complex="12pt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467a1b" style:font-size-asian="10.5pt" style:font-weight-asian="normal" style:font-size-complex="12pt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c2ee" officeooo:paragraph-rsid="002ac2ee" style:font-size-asian="10.5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78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79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6ede" officeooo:paragraph-rsid="002d6ede" style:font-size-asian="10.5pt" style:font-weight-asian="normal" style:font-size-complex="12pt" style:font-weight-complex="normal"/>
    </style:style>
    <style:style style:name="P80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f28e" officeooo:paragraph-rsid="002df28e" style:font-size-asian="10.5pt" style:font-weight-asian="normal" style:font-size-complex="12pt" style:font-weight-complex="normal"/>
    </style:style>
    <style:style style:name="P81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1e4" officeooo:paragraph-rsid="002fc1e4" style:font-size-asian="10.5pt" style:font-weight-asian="normal" style:font-size-complex="12pt" style:font-weight-complex="normal"/>
    </style:style>
    <style:style style:name="P82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83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84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85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86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87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32276" officeooo:paragraph-rsid="00332276" style:font-size-asian="10.5pt" style:font-weight-asian="normal" style:font-size-complex="12pt" style:font-weight-complex="normal"/>
    </style:style>
    <style:style style:name="P88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89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90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91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92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93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94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7a750" officeooo:paragraph-rsid="0037a750" style:font-size-asian="10.5pt" style:font-weight-asian="normal" style:font-size-complex="12pt" style:font-weight-complex="normal"/>
    </style:style>
    <style:style style:name="P95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9f06f" officeooo:paragraph-rsid="0039f06f" style:font-size-asian="10.5pt" style:font-weight-asian="normal" style:font-size-complex="12pt" style:font-weight-complex="normal"/>
    </style:style>
    <style:style style:name="P96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ca742" officeooo:paragraph-rsid="003ca742" style:font-size-asian="10.5pt" style:font-weight-asian="normal" style:font-size-complex="12pt" style:font-weight-complex="normal"/>
    </style:style>
    <style:style style:name="P97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98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99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865b" officeooo:paragraph-rsid="003d865b" style:font-size-asian="10.5pt" style:font-weight-asian="normal" style:font-size-complex="12pt" style:font-weight-complex="normal"/>
    </style:style>
    <style:style style:name="P100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ee70c" officeooo:paragraph-rsid="003ee70c" style:font-size-asian="10.5pt" style:font-weight-asian="normal" style:font-size-complex="12pt" style:font-weight-complex="normal"/>
    </style:style>
    <style:style style:name="P101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0cf51" officeooo:paragraph-rsid="0040cf51" style:font-size-asian="10.5pt" style:font-weight-asian="normal" style:font-size-complex="12pt" style:font-weight-complex="normal"/>
    </style:style>
    <style:style style:name="P102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ce59" officeooo:paragraph-rsid="0042ce59" style:font-size-asian="10.5pt" style:font-weight-asian="normal" style:font-size-complex="12pt" style:font-weight-complex="normal"/>
    </style:style>
    <style:style style:name="P103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104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105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106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107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fd96" officeooo:paragraph-rsid="0043fd96" style:font-size-asian="10.5pt" style:font-weight-asian="normal" style:font-size-complex="12pt" style:font-weight-complex="normal"/>
    </style:style>
    <style:style style:name="P108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09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10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3e08" officeooo:paragraph-rsid="00463e08" style:font-size-asian="10.5pt" style:font-weight-asian="normal" style:font-size-complex="12pt" style:font-weight-complex="normal"/>
    </style:style>
    <style:style style:name="P111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12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13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14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15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84973" officeooo:paragraph-rsid="00484973" style:font-size-asian="10.5pt" style:font-weight-asian="normal" style:font-size-complex="12pt" style:font-weight-complex="normal"/>
    </style:style>
    <style:style style:name="P116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258c" officeooo:paragraph-rsid="004a258c" style:font-size-asian="10.5pt" style:font-weight-asian="normal" style:font-size-complex="12pt" style:font-weight-complex="normal"/>
    </style:style>
    <style:style style:name="P117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18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19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cd5d2" officeooo:paragraph-rsid="004cd5d2" style:font-size-asian="10.5pt" style:font-weight-asian="normal" style:font-size-complex="12pt" style:font-weight-complex="normal"/>
    </style:style>
    <style:style style:name="P120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ea7aa" officeooo:paragraph-rsid="004ea7aa" style:font-size-asian="10.5pt" style:font-weight-asian="normal" style:font-size-complex="12pt" style:font-weight-complex="normal"/>
    </style:style>
    <style:style style:name="P121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1982a" officeooo:paragraph-rsid="0051982a" style:font-size-asian="10.5pt" style:font-weight-asian="normal" style:font-size-complex="12pt" style:font-weight-complex="normal"/>
    </style:style>
    <style:style style:name="P122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26696" officeooo:paragraph-rsid="00526696" style:font-size-asian="10.5pt" style:font-weight-asian="normal" style:font-size-complex="12pt" style:font-weight-complex="normal"/>
    </style:style>
    <style:style style:name="P123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124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645c6" officeooo:paragraph-rsid="005645c6" style:font-size-asian="10.5pt" style:font-weight-asian="normal" style:font-size-complex="12pt" style:font-weight-complex="normal"/>
    </style:style>
    <style:style style:name="P125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7eb9a" officeooo:paragraph-rsid="0057eb9a" style:font-size-asian="10.5pt" style:font-weight-asian="normal" style:font-size-complex="12pt" style:font-weight-complex="normal"/>
    </style:style>
    <style:style style:name="P126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add21" officeooo:paragraph-rsid="005add21" style:font-size-asian="10.5pt" style:font-weight-asian="normal" style:font-size-complex="12pt" style:font-weight-complex="normal"/>
    </style:style>
    <style:style style:name="P127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bb9ef" officeooo:paragraph-rsid="005bb9ef" style:font-size-asian="10.5pt" style:font-weight-asian="normal" style:font-size-complex="12pt" style:font-weight-complex="normal"/>
    </style:style>
    <style:style style:name="P128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29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30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f1a0e" officeooo:paragraph-rsid="005f1a0e" style:font-size-asian="10.5pt" style:font-weight-asian="normal" style:font-size-complex="12pt" style:font-weight-complex="normal"/>
    </style:style>
    <style:style style:name="P131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2" style:family="paragraph" style:parent-style-name="Standard" style:list-style-name="L21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3" style:family="paragraph" style:parent-style-name="Standard" style:list-style-name="L22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4" style:family="paragraph" style:parent-style-name="Standard" style:list-style-name="L22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35" style:family="paragraph" style:parent-style-name="Standard" style:list-style-name="L23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36" style:family="paragraph" style:parent-style-name="Standard" style:list-style-name="L24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37" style:family="paragraph" style:parent-style-name="Standard" style:list-style-name="L4">
      <style:paragraph-properties fo:text-align="start" style:justify-single-word="false"/>
      <style:text-properties officeooo:rsid="002ab272" officeooo:paragraph-rsid="002ab272"/>
    </style:style>
    <style:style style:name="P138" style:family="paragraph" style:parent-style-name="Standard" style:list-style-name="L4">
      <style:paragraph-properties fo:text-align="start" style:justify-single-word="false"/>
      <style:text-properties officeooo:rsid="002ac2ee" officeooo:paragraph-rsid="002ac2ee"/>
    </style:style>
    <style:style style:name="P139" style:family="paragraph" style:parent-style-name="Standard" style:list-style-name="L11">
      <style:paragraph-properties fo:text-align="start" style:justify-single-word="false"/>
      <style:text-properties officeooo:rsid="0037a750" officeooo:paragraph-rsid="0037a750"/>
    </style:style>
    <style:style style:name="P140" style:family="paragraph" style:parent-style-name="Standard" style:list-style-name="L17">
      <style:paragraph-properties fo:text-align="start" style:justify-single-word="false"/>
      <style:text-properties officeooo:rsid="0047fe9b" officeooo:paragraph-rsid="0047fe9b"/>
    </style:style>
    <style:style style:name="P141" style:family="paragraph" style:parent-style-name="Standard" style:list-style-name="L17">
      <style:paragraph-properties fo:text-align="start" style:justify-single-word="false"/>
      <style:text-properties officeooo:rsid="00484973" officeooo:paragraph-rsid="00484973"/>
    </style:style>
    <style:style style:name="P142" style:family="paragraph" style:parent-style-name="Standard" style:list-style-name="L17">
      <style:paragraph-properties fo:text-align="start" style:justify-single-word="false"/>
      <style:text-properties officeooo:rsid="004a258c" officeooo:paragraph-rsid="004a258c"/>
    </style:style>
    <style:style style:name="P143" style:family="paragraph" style:parent-style-name="Standard" style:list-style-name="L18">
      <style:paragraph-properties fo:text-align="start" style:justify-single-word="false"/>
      <style:text-properties officeooo:rsid="004ae1f4" officeooo:paragraph-rsid="004ae1f4"/>
    </style:style>
    <style:style style:name="P144" style:family="paragraph" style:parent-style-name="Standard" style:list-style-name="L18">
      <style:paragraph-properties fo:text-align="start" style:justify-single-word="false"/>
      <style:text-properties officeooo:rsid="004cd5d2" officeooo:paragraph-rsid="004cd5d2"/>
    </style:style>
    <style:style style:name="P145" style:family="paragraph" style:parent-style-name="Standard" style:list-style-name="L22">
      <style:paragraph-properties fo:text-align="start" style:justify-single-word="false"/>
      <style:text-properties officeooo:rsid="005fad93" officeooo:paragraph-rsid="005fad93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officeooo:rsid="000c744d"/>
    </style:style>
    <style:style style:name="T3" style:family="text">
      <style:text-properties officeooo:rsid="000e4910"/>
    </style:style>
    <style:style style:name="T4" style:family="text">
      <style:text-properties officeooo:rsid="0013ba5c"/>
    </style:style>
    <style:style style:name="T5" style:family="text">
      <style:text-properties officeooo:rsid="001590b3"/>
    </style:style>
    <style:style style:name="T6" style:family="text">
      <style:text-properties officeooo:rsid="001849ee"/>
    </style:style>
    <style:style style:name="T7" style:family="text">
      <style:text-properties officeooo:rsid="001d758b"/>
    </style:style>
    <style:style style:name="T8" style:family="text">
      <style:text-properties officeooo:rsid="001e8e16"/>
    </style:style>
    <style:style style:name="T9" style:family="text">
      <style:text-properties officeooo:rsid="001ec5b0"/>
    </style:style>
    <style:style style:name="T10" style:family="text">
      <style:text-properties officeooo:rsid="00202922"/>
    </style:style>
    <style:style style:name="T11" style:family="text">
      <style:text-properties officeooo:rsid="0021c24a"/>
    </style:style>
    <style:style style:name="T12" style:family="text">
      <style:text-properties officeooo:rsid="0022330d"/>
    </style:style>
    <style:style style:name="T13" style:family="text">
      <style:text-properties officeooo:rsid="0023f4b3"/>
    </style:style>
    <style:style style:name="T14" style:family="text">
      <style:text-properties officeooo:rsid="0024fc0c"/>
    </style:style>
    <style:style style:name="T15" style:family="text">
      <style:text-properties officeooo:rsid="0025cb3a"/>
    </style:style>
    <style:style style:name="T16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color="#000000" loext:opacity="100%" fo:font-size="12pt" fo:font-weight="normal" officeooo:rsid="0028d123" style:font-size-asian="10.5pt" style:font-weight-asian="normal" style:font-size-complex="12pt" style:font-weight-complex="normal"/>
    </style:style>
    <style:style style:name="T18" style:family="text">
      <style:text-properties fo:color="#000000" loext:opacity="100%" fo:font-size="12pt" fo:font-weight="normal" officeooo:rsid="002ac2ee" style:font-size-asian="10.5pt" style:font-weight-asian="normal" style:font-size-complex="12pt" style:font-weight-complex="normal"/>
    </style:style>
    <style:style style:name="T19" style:family="text">
      <style:text-properties fo:color="#000000" loext:opacity="100%" fo:font-size="12pt" fo:font-weight="normal" officeooo:rsid="002c874a" style:font-size-asian="10.5pt" style:font-weight-asian="normal" style:font-size-complex="12pt" style:font-weight-complex="normal"/>
    </style:style>
    <style:style style:name="T20" style:family="text">
      <style:text-properties fo:color="#000000" loext:opacity="100%" fo:font-size="12pt" fo:font-weight="normal" officeooo:rsid="0036ca13" style:font-size-asian="10.5pt" style:font-weight-asian="normal" style:font-size-complex="12pt" style:font-weight-complex="normal"/>
    </style:style>
    <style:style style:name="T21" style:family="text">
      <style:text-properties fo:color="#000000" loext:opacity="100%" fo:font-size="12pt" fo:font-weight="normal" officeooo:rsid="00484973" style:font-size-asian="10.5pt" style:font-weight-asian="normal" style:font-size-complex="12pt" style:font-weight-complex="normal"/>
    </style:style>
    <style:style style:name="T22" style:family="text">
      <style:text-properties fo:color="#000000" loext:opacity="100%" fo:font-size="12pt" fo:font-weight="normal" officeooo:rsid="004a258c" style:font-size-asian="10.5pt" style:font-weight-asian="normal" style:font-size-complex="12pt" style:font-weight-complex="normal"/>
    </style:style>
    <style:style style:name="T23" style:family="text">
      <style:text-properties fo:color="#000000" loext:opacity="100%" fo:font-size="12pt" fo:font-weight="normal" officeooo:rsid="004ae1f4" style:font-size-asian="10.5pt" style:font-weight-asian="normal" style:font-size-complex="12pt" style:font-weight-complex="normal"/>
    </style:style>
    <style:style style:name="T24" style:family="text">
      <style:text-properties fo:color="#000000" loext:opacity="100%" fo:font-size="12pt" fo:font-weight="normal" officeooo:rsid="004c3d07" style:font-size-asian="10.5pt" style:font-weight-asian="normal" style:font-size-complex="12pt" style:font-weight-complex="normal"/>
    </style:style>
    <style:style style:name="T25" style:family="text">
      <style:text-properties fo:color="#000000" loext:opacity="100%" fo:font-size="12pt" fo:font-weight="normal" officeooo:rsid="004ea7aa" style:font-size-asian="10.5pt" style:font-weight-asian="normal" style:font-size-complex="12pt" style:font-weight-complex="normal"/>
    </style:style>
    <style:style style:name="T26" style:family="text">
      <style:text-properties fo:color="#000000" loext:opacity="100%" fo:font-size="12pt" fo:font-weight="normal" officeooo:rsid="005fc792" style:font-size-asian="10.5pt" style:font-weight-asian="normal" style:font-size-complex="12pt" style:font-weight-complex="normal"/>
    </style:style>
    <style:style style:name="T27" style:family="text">
      <style:text-properties officeooo:rsid="002fca4c"/>
    </style:style>
    <style:style style:name="T28" style:family="text">
      <style:text-properties officeooo:rsid="003137b1"/>
    </style:style>
    <style:style style:name="T29" style:family="text">
      <style:text-properties officeooo:rsid="00347931"/>
    </style:style>
    <style:style style:name="T30" style:family="text">
      <style:text-properties officeooo:rsid="0039f06f"/>
    </style:style>
    <style:style style:name="T31" style:family="text">
      <style:text-properties officeooo:rsid="003ad6c1"/>
    </style:style>
    <style:style style:name="T32" style:family="text">
      <style:text-properties officeooo:rsid="003d0919"/>
    </style:style>
    <style:style style:name="T33" style:family="text">
      <style:text-properties officeooo:rsid="0040cf51"/>
    </style:style>
    <style:style style:name="T34" style:family="text">
      <style:text-properties officeooo:rsid="0042ce59"/>
    </style:style>
    <style:style style:name="T35" style:family="text">
      <style:text-properties officeooo:rsid="0042e669"/>
    </style:style>
    <style:style style:name="T36" style:family="text">
      <style:text-properties officeooo:rsid="0045e2bc"/>
    </style:style>
    <style:style style:name="T37" style:family="text">
      <style:text-properties officeooo:rsid="00467a1b"/>
    </style:style>
    <style:style style:name="T38" style:family="text">
      <style:text-properties officeooo:rsid="004cd5d2"/>
    </style:style>
    <style:style style:name="T39" style:family="text">
      <style:text-properties officeooo:rsid="00545d50"/>
    </style:style>
    <style:style style:name="T40" style:family="text">
      <style:text-properties officeooo:rsid="0058f64f"/>
    </style:style>
    <style:style style:name="T41" style:family="text">
      <style:text-properties officeooo:rsid="005add21"/>
    </style:style>
    <style:style style:name="T42" style:family="text">
      <style:text-properties officeooo:rsid="005bb9ef"/>
    </style:style>
    <style:style style:name="T43" style:family="text">
      <style:text-properties officeooo:rsid="005d5ce2"/>
    </style:style>
    <style:style style:name="T44" style:family="text">
      <style:text-properties officeooo:rsid="005fad93"/>
    </style:style>
    <style:style style:name="T45" style:family="text">
      <style:text-properties officeooo:rsid="005fcb05"/>
    </style:style>
    <style:style style:name="T46" style:family="text">
      <style:text-properties officeooo:rsid="0060f42c"/>
    </style:style>
    <style:style style:name="T47" style:family="text">
      <style:text-properties officeooo:rsid="006158e5"/>
    </style:style>
    <style:style style:name="T48" style:family="text">
      <style:text-properties officeooo:rsid="0062f7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óć potem do strony 13 <text:span text:style-name="T1">!!!</text:span></text:p>
      <text:p text:style-name="P2">Abilities—A</text:p>
      <text:p text:style-name="P2"/>
      <text:list xml:id="list3484227960" text:style-name="L1">
        <text:list-item>
          <text:p text:style-name="P47">A Smile and a Word (Uśmiech i Słowo)</text:p>
        </text:list-item>
        <text:list-item>
          <text:p text:style-name="P47">Able Assistance (Przydatna Pomoc)</text:p>
        </text:list-item>
        <text:list-item>
          <text:p text:style-name="P47">Absorb Energy (Absorpcja Energii)</text:p>
        </text:list-item>
        <text:list-item>
          <text:p text:style-name="P47">Absorb Kinetic Energy (Absorpcja Energii Kinetycznej)</text:p>
        </text:list-item>
        <text:list-item>
          <text:p text:style-name="P47">Absorb Pure Energy (Absorpcja Czystej Eneergii)</text:p>
        </text:list-item>
        <text:list-item>
          <text:p text:style-name="P47">Accelerate (Akceleracja)</text:p>
        </text:list-item>
        <text:list-item>
          <text:p text:style-name="P47">Acrobatic Attack (Akrobatyczny Atak)</text:p>
        </text:list-item>
        <text:list-item>
          <text:p text:style-name="P47">Action Procesor (Procesor Akcji)</text:p>
        </text:list-item>
        <text:list-item>
          <text:p text:style-name="P47">Adaptation (Adaptacja)</text:p>
        </text:list-item>
        <text:list-item>
          <text:p text:style-name="P47">Adroit Cypher User (Zaawansowany Użytkownik Cypherów)</text:p>
        </text:list-item>
        <text:list-item>
          <text:p text:style-name="P47">Advanced Command (Zaawansowany Rozkaz)</text:p>
        </text:list-item>
        <text:list-item>
          <text:p text:style-name="P47">Advantage to Disadvantage (Atak z Ro<text:span text:style-name="T2">z</text:span>brojeniem)</text:p>
        </text:list-item>
        <text:list-item>
          <text:p text:style-name="P47">Advantages of Being Bi<text:span text:style-name="T3">g</text:span> (Zalety Bycia Dużym)</text:p>
        </text:list-item>
        <text:list-item>
          <text:p text:style-name="P47">Advantages of Being Small (Zalety Bycia Małym)</text:p>
        </text:list-item>
        <text:list-item>
          <text:p text:style-name="P48">Advie From a Friend (Porada od Przyjaciela)</text:p>
        </text:list-item>
        <text:list-item>
          <text:p text:style-name="P48">Again and Again (Znowu i Znowu)</text:p>
        </text:list-item>
        <text:list-item>
          <text:p text:style-name="P48">Ageless (Nieśmiertelny)</text:p>
        </text:list-item>
        <text:list-item>
          <text:p text:style-name="P48">Agent Provocateur (Agent-Prowokator)</text:p>
        </text:list-item>
        <text:list-item>
          <text:p text:style-name="P48">Aggression (Agresja)</text:p>
        </text:list-item>
        <text:list-item>
          <text:p text:style-name="P48">Agile Wit (Szybki Umysł)</text:p>
        </text:list-item>
        <text:list-item>
          <text:p text:style-name="P48">All-Out Con (Wysokie Skupienie)</text:p>
        </text:list-item>
        <text:list-item>
          <text:p text:style-name="P48">Alleviate (Uzdrowienie)</text:p>
        </text:list-item>
        <text:list-item>
          <text:p text:style-name="P48">Alley Rat (Szczur Miejski)</text:p>
        </text:list-item>
        <text:list-item>
          <text:p text:style-name="P48">Always Tinkering (Zawsze Majsterkując)</text:p>
        </text:list-item>
        <text:list-item>
          <text:p text:style-name="P48">Amazing Copying (Cudowne Kopiowanie)</text:p>
        </text:list-item>
        <text:list-item>
          <text:p text:style-name="P48">Amazing Effort (Dodatkowy Wysiłek)</text:p>
        </text:list-item>
        <text:list-item>
          <text:p text:style-name="P48">Amazing Leap (Wielki Skok)</text:p>
        </text:list-item>
        <text:list-item>
          <text:p text:style-name="P48">Ambusher (Czatownik)</text:p>
        </text:list-item>
        <text:list-item>
          <text:p text:style-name="P48">Amplify Sounds (Wzmocnienie Dźwięku)</text:p>
        </text:list-item>
        <text:list-item>
          <text:p text:style-name="P49">Anecdote <text:s/>(Anegdota) </text:p>
        </text:list-item>
        <text:list-item>
          <text:p text:style-name="P49">Animal Scrying (Zwierzęce Szpiegowanie ???)</text:p>
        </text:list-item>
        <text:list-item>
          <text:p text:style-name="P49">Animal Shape (Zwierzęcy Kształt)</text:p>
        </text:list-item>
        <text:list-item>
          <text:p text:style-name="P49">A<text:span text:style-name="T4">nswering Attack (Riposta)</text:span></text:p>
        </text:list-item>
        <text:list-item>
          <text:p text:style-name="P50">Anticipate Attack (Uprzedzanie Ataku)</text:p>
        </text:list-item>
        <text:list-item>
          <text:p text:style-name="P50">Anticipation (Przebłysk)</text:p>
        </text:list-item>
        <text:list-item>
          <text:p text:style-name="P50">Automatic Glow (Automatyczny Blask)</text:p>
        </text:list-item>
        <text:list-item>
          <text:p text:style-name="P50">Applying Your Knowledge (Stosowanie Swojej Wiedzy)</text:p>
        </text:list-item>
        <text:list-item>
          <text:p text:style-name="P50">Apportation (Aportacja)</text:p>
        </text:list-item>
        <text:list-item>
          <text:p text:style-name="P50">Aquatic Combatant (Wodny Wojownik)</text:p>
        </text:list-item>
        <text:list-item>
          <text:p text:style-name="P50">Arc Spraw (Potrójny Wystrzał)</text:p>
        </text:list-item>
        <text:list-item>
          <text:p text:style-name="P50">Arcane Flare (Magiczny Błysk)</text:p>
        </text:list-item>
        <text:list-item>
          <text:p text:style-name="P50">Artifact Scavenger (<text:span text:style-name="T5">Artefakty z Odzysku)</text:span></text:p>
        </text:list-item>
        <text:list-item>
          <text:p text:style-name="P51">Artifact Tinkerer (Mechanik Artefaktów)</text:p>
        </text:list-item>
        <text:list-item>
          <text:p text:style-name="P51">As Foretold in Prophercy (Jak Przepowiedziano)</text:p>
        </text:list-item>
        <text:list-item>
          <text:p text:style-name="P51">As if One Cr<text:span text:style-name="T6">e</text:span>ature (Jak Jedna Istota)</text:p>
        </text:list-item>
        <text:list-item>
          <text:p text:style-name="P52">Assassin Skills (Umiejętności Zabójcy)</text:p>
        </text:list-item>
        <text:list-item>
          <text:p text:style-name="P52">Assasin Strike (Cios Skrytobójcy)</text:p>
        </text:list-item>
        <text:list-item>
          <text:p text:style-name="P52">Asserting Your Priviledge (Potwierdzenie Własnego Przywileju)</text:p>
        </text:list-item>
        <text:list-item>
          <text:p text:style-name="P53">Assume Control (Przejęcie Kontroli)</text:p>
        </text:list-item>
        <text:list-item>
          <text:p text:style-name="P53"><text:soft-page-break/>Athlete (Atleta)</text:p>
        </text:list-item>
        <text:list-item>
          <text:p text:style-name="P53">Attack and Attack Again (Atak i Ponowny Atak)</text:p>
        </text:list-item>
        <text:list-item>
          <text:p text:style-name="P53">Attack Flourish (Estetyczny Atak)</text:p>
        </text:list-item>
        <text:list-item>
          <text:p text:style-name="P53">Augment Cypher (Modyfikacja Cyphera)</text:p>
        </text:list-item>
        <text:list-item>
          <text:p text:style-name="P53">Autodoctor (Autodoktor)</text:p>
        </text:list-item>
        <text:list-item>
          <text:p text:style-name="P53">Awareness (Świadomość)</text:p>
        </text:list-item>
      </text:list>
      <text:p text:style-name="P3"/>
      <text:p text:style-name="P4">B</text:p>
      <text:p text:style-name="P4"/>
      <text:list xml:id="list4227167864" text:style-name="L2">
        <text:list-item>
          <text:p text:style-name="P54">Babel (Babel)</text:p>
        </text:list-item>
        <text:list-item>
          <text:p text:style-name="P54">Balance (Balansowanie)</text:p>
        </text:list-item>
        <text:list-item>
          <text:p text:style-name="P54">Band of Desperados (Drużyna Desperados)</text:p>
        </text:list-item>
        <text:list-item>
          <text:p text:style-name="P54">Band of Followers (Drużyna Towarzyszy)</text:p>
        </text:list-item>
        <text:list-item>
          <text:p text:style-name="P54">Bash (Ogłuszenie)</text:p>
        </text:list-item>
        <text:list-item>
          <text:p text:style-name="P54">Basic Follower (Podstawowy Towarzysz)</text:p>
        </text:list-item>
        <text:list-item>
          <text:p text:style-name="P54">Battle Management (Zarządzanie Bitwą)</text:p>
        </text:list-item>
        <text:list-item>
          <text:p text:style-name="P54">Battlefield Tactician (Taktyk Pola Walki)</text:p>
        </text:list-item>
        <text:list-item>
          <text:p text:style-name="P54">Beast Call (Zew Dziczy)</text:p>
        </text:list-item>
        <text:list-item>
          <text:p text:style-name="P54">Beast Companion (Zwierzęcy Towarzysz)</text:p>
        </text:list-item>
        <text:list-item>
          <text:p text:style-name="P54">Beast Eyes (Oczy Bestii)</text:p>
        </text:list-item>
        <text:list-item>
          <text:p text:style-name="P54">Beast Form (Likantropia)</text:p>
        </text:list-item>
        <text:list-item>
          <text:p text:style-name="P54">Beneath Notice (Niezauważalny)</text:p>
        </text:list-item>
        <text:list-item>
          <text:p text:style-name="P54">Bestiary Knowledge (Wiedza z Bestiariusza)</text:p>
        </text:list-item>
        <text:list-item>
          <text:p text:style-name="P54">Betrayal (Zdrada)</text:p>
        </text:list-item>
        <text:list-item>
          <text:p text:style-name="P55">Better Living Through Chemistry (Lepsze Życie Dzięki Chemii)</text:p>
        </text:list-item>
        <text:list-item>
          <text:p text:style-name="P55">Better Surprise Attack (Lepszy Atak z Zaskoczenia)</text:p>
        </text:list-item>
        <text:list-item>
          <text:p text:style-name="P55">Bigger (Większy)</text:p>
        </text:list-item>
        <text:list-item>
          <text:p text:style-name="P55">Bigger Animal Shape (Większy Zwierzęcy Kształt)</text:p>
        </text:list-item>
        <text:list-item>
          <text:p text:style-name="P55">Bigger Beast Form (Większy Likantrop)</text:p>
        </text:list-item>
        <text:list-item>
          <text:p text:style-name="P55">Biomorphic Detonation (Detonacji Biomorficzna)</text:p>
        </text:list-item>
        <text:list-item>
          <text:p text:style-name="P56">Biomorphic Healing (Biomorficzne Leczenie)</text:p>
        </text:list-item>
        <text:list-item>
          <text:p text:style-name="P56">Blameless (Spryciula)</text:p>
        </text:list-item>
        <text:list-item>
          <text:p text:style-name="P56">Blend In (Zlanie się z Tłem)</text:p>
        </text:list-item>
        <text:list-item>
          <text:p text:style-name="P56">Blessing of the Gods (Błogosławieństwo Bóstw)</text:p>
        </text:list-item>
        <text:list-item>
          <text:p text:style-name="P56">Blind Machine (Oślepienie Maszyny)</text:p>
        </text:list-item>
        <text:list-item>
          <text:p text:style-name="P56">Blinding Attack (Oślepiający Atak)</text:p>
        </text:list-item>
        <text:list-item>
          <text:p text:style-name="P56">Blink of an Eye (W Mgnieniu Oka)</text:p>
        </text:list-item>
        <text:list-item>
          <text:p text:style-name="P56">Block (Blok)</text:p>
        </text:list-item>
        <text:list-item>
          <text:p text:style-name="P56">Block for Another (<text:span text:style-name="T7">Chronienie Sprzymierzeńca</text:span>)</text:p>
        </text:list-item>
        <text:list-item>
          <text:p text:style-name="P57">Blood Fever (Gorączka Krwi)</text:p>
        </text:list-item>
        <text:list-item>
          <text:p text:style-name="P57">Bloodlust (Zew Krwi)</text:p>
        </text:list-item>
        <text:list-item>
          <text:p text:style-name="P57">Blurring Speed (Rozmazana Prędkość)</text:p>
        </text:list-item>
        <text:list-item>
          <text:p text:style-name="P57">Body Morph (Zmiana Ciała)</text:p>
        </text:list-item>
        <text:list-item>
          <text:p text:style-name="P57">Bolt Rider (Jeździec Błyskawicy)</text:p>
        </text:list-item>
        <text:list-item>
          <text:p text:style-name="P57">Bolts of Power (Promienie Mocy)</text:p>
        </text:list-item>
        <text:list-item>
          <text:p text:style-name="P57">Bolster Illusion (Urealnienie Iluzji)</text:p>
        </text:list-item>
        <text:list-item>
          <text:p text:style-name="P57">Boost Manifest Cypher (Ulepsz Materialny Cypher)</text:p>
        </text:list-item>
        <text:list-item>
          <text:p text:style-name="P57">Boost Manifest Cypher Function (Ulepsz Funkcjonowanie Materialnego Cyphera)</text:p>
        </text:list-item>
        <text:list-item>
          <text:p text:style-name="P57">Bouncind Shield (Skacząca Tarcza)</text:p>
        </text:list-item>
        <text:list-item>
          <text:p text:style-name="P57">Bound Magic Creature (Zwiąż Magiczną Istotę)</text:p>
        </text:list-item>
        <text:list-item>
          <text:p text:style-name="P57">Brainwashing (Pranie Mózgu)</text:p>
        </text:list-item>
        <text:list-item>
          <text:p text:style-name="P57">Break the Line (Przełamanie Linii) </text:p>
        </text:list-item>
        <text:list-item>
          <text:p text:style-name="P57"><text:soft-page-break/>Break the Ranks (Ruch i Multiatak)</text:p>
        </text:list-item>
        <text:list-item>
          <text:p text:style-name="P57">Break Their Mind (Przełamanie Umysłów)</text:p>
        </text:list-item>
        <text:list-item>
          <text:p text:style-name="P58">Breaker (Niszczyciel)</text:p>
        </text:list-item>
        <text:list-item>
          <text:p text:style-name="P58">Brute Strike (Brutalne Uderzenie)</text:p>
        </text:list-item>
        <text:list-item>
          <text:p text:style-name="P58">Buddy System (Koleżka)</text:p>
        </text:list-item>
        <text:list-item>
          <text:p text:style-name="P58">Built-in Weaponry (Wbudowanie Bronie)</text:p>
        </text:list-item>
        <text:list-item>
          <text:p text:style-name="P58">Burning Light (Palące Światło)</text:p>
        </text:list-item>
        <text:list-item>
          <text:p text:style-name="P58">Burst of Escape (Ucieczka)</text:p>
        </text:list-item>
        <text:list-item>
          <text:p text:style-name="P58">Bypass Barrier (Przeniknięcie Przez Barierę)</text:p>
        </text:list-item>
      </text:list>
      <text:p text:style-name="P5"/>
      <text:p text:style-name="P6">C</text:p>
      <text:p text:style-name="P5"/>
      <text:list xml:id="list1083668641" text:style-name="L3">
        <text:list-item>
          <text:p text:style-name="P59">Call Dead Spirit (Wezwanie Ducha)</text:p>
        </text:list-item>
        <text:list-item>
          <text:p text:style-name="P59">Call in Favor (<text:span text:style-name="T8">Przysługa)</text:span></text:p>
        </text:list-item>
        <text:list-item>
          <text:p text:style-name="P60">Call Otherworldly Spirit (Wezwanie Międzywymiarowego Ducha)</text:p>
        </text:list-item>
        <text:list-item>
          <text:p text:style-name="P60">Call The Storm (Wezwanie Burzy)</text:p>
        </text:list-item>
        <text:list-item>
          <text:p text:style-name="P60">Call Swarm (Wezwanie Roju)</text:p>
        </text:list-item>
        <text:list-item>
          <text:p text:style-name="P60">Call Through Time (Wezwanie Przez Czas)</text:p>
        </text:list-item>
        <text:list-item>
          <text:p text:style-name="P60">Calm (Uspokojenie)</text:p>
        </text:list-item>
        <text:list-item>
          <text:p text:style-name="P60">Calm Stranger (Uspokojenie Nieznajomego)</text:p>
        </text:list-item>
        <text:list-item>
          <text:p text:style-name="P60">Capable Warrior (Zręczny Wojownik)</text:p>
        </text:list-item>
        <text:list-item>
          <text:p text:style-name="P60">Captiavete or Inspire (Zachwyt lub Inspiracja)</text:p>
        </text:list-item>
        <text:list-item>
          <text:p text:style-name="P60">Captivate With Starshine (Zachwyt Światła Gwiazd)</text:p>
        </text:list-item>
        <text:list-item>
          <text:p text:style-name="P60">Car Surfer (Surfer Aut)</text:p>
        </text:list-item>
        <text:list-item>
          <text:p text:style-name="P60">Careful Aim (Ostrożny Rzut)</text:p>
        </text:list-item>
        <text:list-item>
          <text:p text:style-name="P60">Careful Shot (Ostrożny Strzał)</text:p>
        </text:list-item>
        <text:list-item>
          <text:p text:style-name="P60">Cast Ilusion (Rzuć Iluzję)</text:p>
        </text:list-item>
        <text:list-item>
          <text:p text:style-name="P60">Castigate (Przerażenie)</text:p>
        </text:list-item>
        <text:list-item>
          <text:p text:style-name="P61">Celebrity Talent (Talent Celebryty)</text:p>
        </text:list-item>
        <text:list-item>
          <text:p text:style-name="P62">Center of Attention (Centrum Uwagi)</text:p>
        </text:list-item>
        <text:list-item>
          <text:p text:style-name="P62">Chamber of Dreams (Komnata Snów)</text:p>
        </text:list-item>
        <text:list-item>
          <text:p text:style-name="P61"><text:span text:style-name="T9">Change the Paradigm (Zmiana Paradygmatu)</text:span> </text:p>
        </text:list-item>
        <text:list-item>
          <text:p text:style-name="P62">Charge (Naładowanie)</text:p>
        </text:list-item>
        <text:list-item>
          <text:p text:style-name="P62">Charge Weapon (Naładowanie Broni)</text:p>
        </text:list-item>
        <text:list-item>
          <text:p text:style-name="P62">Charging Horde (Szarża Hordy)</text:p>
        </text:list-item>
        <text:list-item>
          <text:p text:style-name="P62">Charm Machine (Zauroczenie Maszyny)</text:p>
        </text:list-item>
        <text:list-item>
          <text:p text:style-name="P62">Cloak of Opportunity (Chmura Ochronna)</text:p>
        </text:list-item>
        <text:list-item>
          <text:p text:style-name="P62">Closed Mind (Umysł-Twierdza)</text:p>
        </text:list-item>
        <text:list-item>
          <text:p text:style-name="P62">Cloud Personal Memories (Zamglenie Pamięci Krótkotrwałej)</text:p>
        </text:list-item>
        <text:list-item>
          <text:p text:style-name="P62">Coaxing Power (<text:span text:style-name="T10">Ulepszenie Maszyny</text:span>)</text:p>
        </text:list-item>
        <text:list-item>
          <text:p text:style-name="P63">Cognizant Offense (Obliczenia Bitewne)</text:p>
        </text:list-item>
        <text:list-item>
          <text:p text:style-name="P63">Cold Burst (Emisja Zimna)</text:p>
        </text:list-item>
        <text:list-item>
          <text:p text:style-name="P63">Colossal (Kolos)</text:p>
        </text:list-item>
        <text:list-item>
          <text:p text:style-name="P63">Combat Challenge (Wyzwanie Bojowe)</text:p>
        </text:list-item>
        <text:list-item>
          <text:p text:style-name="P63">Cambat Prowess (Zdolności Bojowe)</text:p>
        </text:list-item>
        <text:list-item>
          <text:p text:style-name="P63">Command (Rozkaz)</text:p>
        </text:list-item>
        <text:list-item>
          <text:p text:style-name="P63">Command Beast (Rozkazywanie Bestiom)</text:p>
        </text:list-item>
        <text:list-item>
          <text:p text:style-name="P63">Command Machine (Rozkazywanie Maszynom)</text:p>
        </text:list-item>
        <text:list-item>
          <text:p text:style-name="P63">Command Metal (Kontrola Metalu)</text:p>
        </text:list-item>
        <text:list-item>
          <text:p text:style-name="P63">Command Spirit (Rozkazywanie Duchom)</text:p>
        </text:list-item>
        <text:list-item>
          <text:p text:style-name="P63">Communication (Komunikacja)</text:p>
        </text:list-item>
        <text:list-item>
          <text:p text:style-name="P63">Community Activist (Lokalny Aktywista)</text:p>
        </text:list-item>
        <text:list-item>
          <text:p text:style-name="P63"><text:soft-page-break/>Community Knowledge (Wiedza o Społeczności)</text:p>
        </text:list-item>
        <text:list-item>
          <text:p text:style-name="P63">Computer Programing (Programowanie)</text:p>
        </text:list-item>
        <text:list-item>
          <text:p text:style-name="P63">Concussion <text:span text:style-name="T11">(Wybuch)</text:span></text:p>
        </text:list-item>
        <text:list-item>
          <text:p text:style-name="P64">Concussive Blast (Promień Odrzucający)</text:p>
        </text:list-item>
        <text:list-item>
          <text:p text:style-name="P64">Confidence Artist (Sprawny Oszust)</text:p>
        </text:list-item>
        <text:list-item>
          <text:p text:style-name="P64">Confounding Banter (Konfundujące Nonsensy)</text:p>
        </text:list-item>
        <text:list-item>
          <text:p text:style-name="P64">Confuse Enemy (Skonfunduj Wroga)</text:p>
        </text:list-item>
        <text:list-item>
          <text:p text:style-name="P64">Conjuration (Przywołanie)</text:p>
        </text:list-item>
        <text:list-item>
          <text:p text:style-name="P64">Connected (Połączenia)</text:p>
        </text:list-item>
        <text:list-item>
          <text:p text:style-name="P64">Contortionist (Człowiek-Guma)</text:p>
        </text:list-item>
        <text:list-item>
          <text:p text:style-name="P64">Control the Field (Kontrola Bitewna)</text:p>
        </text:list-item>
        <text:list-item>
          <text:p text:style-name="P64">Control Machine (Kontrola Maszyny)</text:p>
        </text:list-item>
        <text:list-item>
          <text:p text:style-name="P64">Control the Savage (Kontrola Dzikiej Bestii)</text:p>
        </text:list-item>
        <text:list-item>
          <text:p text:style-name="P64">Control Swarm (Kontrola Roju)</text:p>
        </text:list-item>
        <text:list-item>
          <text:p text:style-name="P64">Control Weather (Kontrola Pogody)</text:p>
        </text:list-item>
        <text:list-item>
          <text:p text:style-name="P64">Controlled Change (Kontrolowana Przemiana)</text:p>
        </text:list-item>
        <text:list-item>
          <text:p text:style-name="P64">Controlled Fall (Kontrolowany Upadek)</text:p>
        </text:list-item>
        <text:list-item>
          <text:p text:style-name="P64">Coordinated Effort (Skoordynowany Wysiłek)</text:p>
        </text:list-item>
        <text:list-item>
          <text:p text:style-name="P64">Copy Power (Skopiuj Moc)</text:p>
        </text:list-item>
        <text:list-item>
          <text:p text:style-name="P64">Counter Danger (Okiełznanie Niebezpieczeństwa)</text:p>
        </text:list-item>
        <text:list-item>
          <text:p text:style-name="P64">Countermeasures (Środki Zaradcze)</text:p>
        </text:list-item>
        <text:list-item>
          <text:p text:style-name="P64">Courageous (Odwaga)</text:p>
        </text:list-item>
        <text:list-item>
          <text:p text:style-name="P64">Crafter (Rzemieślnik)</text:p>
        </text:list-item>
        <text:list-item>
          <text:p text:style-name="P64">Create (Stworzenie)</text:p>
        </text:list-item>
        <text:list-item>
          <text:p text:style-name="P64">Create Deadly Poison (Stworzenie Śmiertelnej Trucizny)</text:p>
        </text:list-item>
        <text:list-item>
          <text:p text:style-name="P64">Create Water (Stworzenie Wody)</text:p>
        </text:list-item>
        <text:list-item>
          <text:p text:style-name="P64">Creature Insight (Badanie Istoty)</text:p>
        </text:list-item>
        <text:list-item>
          <text:p text:style-name="P64">Critter Companion (Futrzasty Towarzysz)</text:p>
        </text:list-item>
        <text:list-item>
          <text:p text:style-name="P64">Crowd Control (Kontrola Tłumu)</text:p>
        </text:list-item>
        <text:list-item>
          <text:p text:style-name="P64">Crushing Blow (Miażdżący Cios)</text:p>
        </text:list-item>
        <text:list-item>
          <text:p text:style-name="P64">Crystal Lens (Kryształowe Soczewki)</text:p>
        </text:list-item>
        <text:list-item>
          <text:p text:style-name="P64">Crystaline Body (Kryształowe Ciało)</text:p>
        </text:list-item>
        <text:list-item>
          <text:p text:style-name="P64">Curious (Ciekawy)</text:p>
        </text:list-item>
        <text:list-item>
          <text:p text:style-name="P64">Cutting Light (Tnące Światło)</text:p>
        </text:list-item>
        <text:list-item>
          <text:p text:style-name="P64">Cypher Casting (Rzucanie Cypherów)</text:p>
        </text:list-item>
        <text:list-item>
          <text:p text:style-name="P64">Cypher Surge (Przypływ Cyphera)</text:p>
        </text:list-item>
        <text:list-item>
          <text:p text:style-name="P64">CypherS<text:span text:style-name="T12">m</text:span>ith (Twórca Cypherów)</text:p>
        </text:list-item>
      </text:list>
      <text:p text:style-name="P7"/>
      <text:p text:style-name="P8">D</text:p>
      <text:p text:style-name="P7"/>
      <text:list xml:id="list160120460617143" text:continue-numbering="true" text:style-name="L3">
        <text:list-item>
          <text:p text:style-name="P65">Damage Dealer (Dodatkowe Obrażenia)</text:p>
        </text:list-item>
        <text:list-item>
          <text:p text:style-name="P66">Damage Transference (Przekaz Obrażeń)</text:p>
        </text:list-item>
        <text:list-item>
          <text:p text:style-name="P66">Damn the Guilty (Potępienie Winnych)</text:p>
        </text:list-item>
        <text:list-item>
          <text:p text:style-name="P66">Danger Instinct (Instynkt Niebezpieczeństwa)</text:p>
        </text:list-item>
        <text:list-item>
          <text:p text:style-name="P66">Danger Sense (Zmysł Niebezpieczeństwa)</text:p>
        </text:list-item>
        <text:list-item>
          <text:p text:style-name="P66">Dark Explorer (Eksplorator Ciemności)</text:p>
        </text:list-item>
        <text:list-item>
          <text:p text:style-name="P66">Dark Matter Shell (Powłoka Ciemnej Materii)</text:p>
        </text:list-item>
        <text:list-item>
          <text:p text:style-name="P66">Dark Matter Shroud (Płaszcz Ciemnej Materii)</text:p>
        </text:list-item>
        <text:list-item>
          <text:p text:style-name="P66">Dark Matter Strike (Cios Ciemnej Materii)</text:p>
        </text:list-item>
        <text:list-item>
          <text:p text:style-name="P66">Dark Matter Structure (Budowla Ciemnej Materii)</text:p>
        </text:list-item>
        <text:list-item>
          <text:p text:style-name="P66">Datajack (<text:span text:style-name="T13">Implant Wizualnej Identyfikacji</text:span>)</text:p>
        </text:list-item>
        <text:list-item>
          <text:p text:style-name="P67">Daydream (Sen na Jawie)</text:p>
        </text:list-item>
        <text:list-item>
          <text:p text:style-name="P67"><text:soft-page-break/>Dazing Attack (Oszałamiający Atak)</text:p>
        </text:list-item>
        <text:list-item>
          <text:p text:style-name="P67">Dazzling Sunburst (Oszałamiajace Światło)</text:p>
        </text:list-item>
        <text:list-item>
          <text:p text:style-name="P67">Deativate Mechanisms (Deaktywacja Mechanizmu)</text:p>
        </text:list-item>
        <text:list-item>
          <text:p text:style-name="P67">Deadly Aim (Śmiertelna Salwa)</text:p>
        </text:list-item>
        <text:list-item>
          <text:p text:style-name="P67">Deadly Strike (Śmiertelny Cios)</text:p>
        </text:list-item>
        <text:list-item>
          <text:p text:style-name="P67">Deadly Swam (Śmiercionośny Rój)</text:p>
        </text:list-item>
        <text:list-item>
          <text:p text:style-name="P67">Death Touch (Dotyk Śmierci)</text:p>
        </text:list-item>
        <text:list-item>
          <text:p text:style-name="P67">Debate (Debata)</text:p>
        </text:list-item>
        <text:list-item>
          <text:p text:style-name="P67">Debilitaking Strike (Bolesne Uderzenie)</text:p>
        </text:list-item>
        <text:list-item>
          <text:p text:style-name="P67">Decipher (Deszyfracja)</text:p>
        </text:list-item>
        <text:list-item>
          <text:p text:style-name="P67">Deep Consideration (Głębokie Przemyślenia)</text:p>
        </text:list-item>
        <text:list-item>
          <text:p text:style-name="P67">Deep Reserves (Głębokie Reserwy)</text:p>
        </text:list-item>
        <text:list-item>
          <text:p text:style-name="P67">Deep Resources (Ulepszenie Szybkości)</text:p>
        </text:list-item>
        <text:list-item>
          <text:p text:style-name="P67">Deep Water Guide (Przewodnik Głębokich Wód)</text:p>
        </text:list-item>
        <text:list-item>
          <text:p text:style-name="P67">Defend All the Innocent (Chroń Wszystkich Niewinnych)</text:p>
        </text:list-item>
        <text:list-item>
          <text:p text:style-name="P67">Defend Innocent (Ochrona Niewinnego)</text:p>
        </text:list-item>
        <text:list-item>
          <text:p text:style-name="P67">Defendind Weapon (Broń Defensywna)</text:p>
        </text:list-item>
        <text:list-item>
          <text:p text:style-name="P67">Defense Against Robots (Ochrona Przed Robotami)</text:p>
        </text:list-item>
        <text:list-item>
          <text:p text:style-name="P67">Defense Master (Mistrz Obrony)</text:p>
        </text:list-item>
        <text:list-item>
          <text:p text:style-name="P67">Defensive Augmentation (Usprawnienie Defensywne)</text:p>
        </text:list-item>
        <text:list-item>
          <text:p text:style-name="P67">Defensive Blinking (Obronna Teleportacja)</text:p>
        </text:list-item>
        <text:list-item>
          <text:p text:style-name="P67">Defensive Field (Pole Obronne)</text:p>
        </text:list-item>
        <text:list-item>
          <text:p text:style-name="P67">Defensiwe Phasing (Defensywne Znikanie)</text:p>
        </text:list-item>
        <text:list-item>
          <text:p text:style-name="P67">Definite Down (Definiowanie Dołu)</text:p>
        </text:list-item>
        <text:list-item>
          <text:p text:style-name="P67">Deflect Attack (Odbicie Ataku)</text:p>
        </text:list-item>
        <text:list-item>
          <text:p text:style-name="P67">Defuse Situation (Ogarnięcie Sytuacji)</text:p>
        </text:list-item>
        <text:list-item>
          <text:p text:style-name="P67">Demeanor of Commond (Rozkazująca Postura)</text:p>
        </text:list-item>
        <text:list-item>
          <text:p text:style-name="P67">Designation (<text:span text:style-name="T14">Osąd)</text:span></text:p>
        </text:list-item>
        <text:list-item>
          <text:p text:style-name="P68">Destined for Greatness (Przeznaczenie Wielkości)</text:p>
        </text:list-item>
        <text:list-item>
          <text:p text:style-name="P68">Destroy Metal (Niszczenie Metalu)</text:p>
        </text:list-item>
        <text:list-item>
          <text:p text:style-name="P68">Destroyer (Niszczyciel)</text:p>
        </text:list-item>
        <text:list-item>
          <text:p text:style-name="P68">Detect Life (Wykrycie Życia)</text:p>
        </text:list-item>
        <text:list-item>
          <text:p text:style-name="P68">Device Insight (Wgląd w Urządzenie)</text:p>
        </text:list-item>
        <text:list-item>
          <text:p text:style-name="P68">Devoted Defender (Wierny Obrońca)</text:p>
        </text:list-item>
        <text:list-item>
          <text:p text:style-name="P68">Diamagnetism (Diamagnetyzm)</text:p>
        </text:list-item>
        <text:list-item>
          <text:p text:style-name="P68">Dimensional Squeeze (Wymiarowy Ścisk)</text:p>
        </text:list-item>
        <text:list-item>
          <text:p text:style-name="P68">Dirty Fighter (<text:span text:style-name="T15">Nieczyste Zagrania</text:span>)</text:p>
        </text:list-item>
        <text:list-item>
          <text:p text:style-name="P69">Disable Mechanizm (Rozbrojenie Urządzenia)</text:p>
        </text:list-item>
        <text:list-item>
          <text:p text:style-name="P69">Disappear (Niewidzialność)</text:p>
        </text:list-item>
        <text:list-item>
          <text:p text:style-name="P69">Disarming Attack (Rozbrojenie)</text:p>
        </text:list-item>
        <text:list-item>
          <text:p text:style-name="P69">Disarming Strike (Cios Rozbrający)</text:p>
        </text:list-item>
        <text:list-item>
          <text:p text:style-name="P69">Discerning Mind (Silny Umysł)</text:p>
        </text:list-item>
        <text:list-item>
          <text:p text:style-name="P69">Discipline of Watchfulness (Wspieranie Uważności)</text:p>
        </text:list-item>
        <text:list-item>
          <text:p text:style-name="P69">Disguise (Przebranie)</text:p>
        </text:list-item>
        <text:list-item>
          <text:p text:style-name="P69">Disguise Other (Przebranie Innej Osoby)</text:p>
        </text:list-item>
        <text:list-item>
          <text:p text:style-name="P69">Disincentivize (Zniechęcenie)</text:p>
        </text:list-item>
        <text:list-item>
          <text:p text:style-name="P69">Disrupting Touch (Przeszkadzający Dotyk)</text:p>
        </text:list-item>
        <text:list-item>
          <text:p text:style-name="P69">Distance Viewing (Dalekie Spojrzenie)</text:p>
        </text:list-item>
        <text:list-item>
          <text:p text:style-name="P69">Distant Interface (Interfejs Zasięgowy)</text:p>
        </text:list-item>
        <text:list-item>
          <text:p text:style-name="P69">Distortion (Zamglenie)</text:p>
        </text:list-item>
        <text:list-item>
          <text:p text:style-name="P69">Diver (Nurek)</text:p>
        </text:list-item>
        <text:list-item>
          <text:p text:style-name="P69">Divert Attacks (Odbicie Ataków)</text:p>
        </text:list-item>
        <text:list-item>
          <text:p text:style-name="P69"><text:soft-page-break/>Divide Your Mind (Rozdzielenie Jaźni)</text:p>
        </text:list-item>
        <text:list-item>
          <text:p text:style-name="P69">Divine Intervention (Boska Interwencja)</text:p>
        </text:list-item>
        <text:list-item>
          <text:p text:style-name="P70">Divine Knowledge (Boska Wiedza)</text:p>
        </text:list-item>
        <text:list-item>
          <text:p text:style-name="P70">Divine Radiance (Boski Blask)</text:p>
        </text:list-item>
        <text:list-item>
          <text:p text:style-name="P70">Divine Symbol (Boski Symbol)</text:p>
        </text:list-item>
        <text:list-item>
          <text:p text:style-name="P70">Do You Know Who I Am (Czy <text:span text:style-name="T45">TY </text:span>Wiesz W Ogóle Kim Jestem?)</text:p>
        </text:list-item>
        <text:list-item>
          <text:p text:style-name="P70">Dodge and Resist (Unika i Oporność)</text:p>
        </text:list-item>
        <text:list-item>
          <text:p text:style-name="P71">Dodge and Respond (Unik i Rewanż)</text:p>
        </text:list-item>
        <text:list-item>
          <text:p text:style-name="P71">Double Strike (Podwójny Cios)</text:p>
        </text:list-item>
        <text:list-item>
          <text:p text:style-name="P70">Dragon’s Maw (Szczęki Smoka)</text:p>
        </text:list-item>
        <text:list-item>
          <text:p text:style-name="P70">Drain at a Distance (Wysysanie na Zasięg)</text:p>
        </text:list-item>
        <text:list-item>
          <text:p text:style-name="P70">Drain Charge (Wyssanie Ładunku)</text:p>
        </text:list-item>
        <text:list-item>
          <text:p text:style-name="P70">Drain Creature (Wyssanie Istoty)</text:p>
        </text:list-item>
        <text:list-item>
          <text:p text:style-name="P70">Drain Machine (Wyssanie Maszyny)</text:p>
        </text:list-item>
        <text:list-item>
          <text:p text:style-name="P70">Drain Power (Wyssanie Mocy)</text:p>
        </text:list-item>
        <text:list-item>
          <text:p text:style-name="P70">Draw Conclusion (Wyciągnięcie Wniosków)</text:p>
        </text:list-item>
        <text:list-item>
          <text:p text:style-name="P70">Drawing on Life’s Experiences (Korzystając z Doświadczenia Życiowego)</text:p>
        </text:list-item>
        <text:list-item>
          <text:p text:style-name="P72">Dreadwood (Straszny Las)</text:p>
        </text:list-item>
        <text:list-item>
          <text:p text:style-name="P72">Dream Becomes Reality (Sen Staje się Prawdą)</text:p>
        </text:list-item>
        <text:list-item>
          <text:p text:style-name="P72">Dream Thief (Złodziej Snów)</text:p>
        </text:list-item>
        <text:list-item>
          <text:p text:style-name="P72">Dreamcraft (Iluzja Snów)</text:p>
        </text:list-item>
        <text:list-item>
          <text:p text:style-name="P72">Driver (Kierowca)</text:p>
        </text:list-item>
        <text:list-item>
          <text:p text:style-name="P72">Driving on the Edge (Atak Podczas Kierowania)</text:p>
        </text:list-item>
        <text:list-item>
          <text:p text:style-name="P72">Dual Defense (Podwójna Obrona)</text:p>
        </text:list-item>
        <text:list-item>
          <text:p text:style-name="P72">Dual Distraction (Podwójne Rozproszenie Uwagi)</text:p>
        </text:list-item>
        <text:list-item>
          <text:p text:style-name="P72">Dual Light Wield (Podwójne Władanie Lekkimi Broniami)</text:p>
        </text:list-item>
        <text:list-item>
          <text:p text:style-name="P72">Dual Medium Wield (Podwójne Władanie Średnią Bronią)</text:p>
        </text:list-item>
        <text:list-item>
          <text:p text:style-name="P72">Dual Wards (Podwójni Bronieni)</text:p>
        </text:list-item>
        <text:list-item>
          <text:p text:style-name="P72">Duel to the Death (Pojedynek na Śmierć i Życie)</text:p>
        </text:list-item>
        <text:list-item>
          <text:p text:style-name="P72">Duplicate (Klon)</text:p>
        </text:list-item>
        <text:list-item>
          <text:p text:style-name="P72">Dust to Dust (Pył w Pył)</text:p>
        </text:list-item>
      </text:list>
      <text:p text:style-name="P9"/>
      <text:p text:style-name="P10">E</text:p>
      <text:p text:style-name="P9"/>
      <text:list xml:id="list814778699" text:style-name="L4">
        <text:list-item>
          <text:p text:style-name="P73">Earthquake (Trzęsienie Ziemi)</text:p>
        </text:list-item>
        <text:list-item>
          <text:p text:style-name="P137"><text:span text:style-name="T17">E</text:span><text:span text:style-name="T16">cholocation (Echolokacja)</text:span></text:p>
        </text:list-item>
        <text:list-item>
          <text:p text:style-name="P74">Effective Skill (Ulepszenie Umiejętności)</text:p>
        </text:list-item>
        <text:list-item>
          <text:p text:style-name="P74">Elastic Grip (Elastyczny Chwyt)</text:p>
        </text:list-item>
        <text:list-item>
          <text:p text:style-name="P75">Delectric Armor (Elektryczny Pancerz)</text:p>
        </text:list-item>
        <text:list-item>
          <text:p text:style-name="P75">Electrical Flight (Elektryczny Lot)</text:p>
        </text:list-item>
        <text:list-item>
          <text:p text:style-name="P74">Elemental Protection (Obrona Przed Żywiołami)</text:p>
        </text:list-item>
        <text:list-item>
          <text:p text:style-name="P74">Elusive (Nieuchwytny)</text:p>
        </text:list-item>
        <text:list-item>
          <text:p text:style-name="P74">Embrace The Night (W Objęciach Nocy)</text:p>
        </text:list-item>
        <text:list-item>
          <text:p text:style-name="P74">Embraced by Darkness (W Objęciach Mroku)</text:p>
        </text:list-item>
        <text:list-item>
          <text:p text:style-name="P74">Enable Others (Pomoc Bez Akcji)</text:p>
        </text:list-item>
        <text:list-item>
          <text:p text:style-name="P137"><text:span text:style-name="T16">Enchanted Movement (</text:span><text:span text:style-name="T18">Zaczarowany</text:span><text:span text:style-name="T16"> Ruch)</text:span></text:p>
        </text:list-item>
        <text:list-item>
          <text:p text:style-name="P76">Enchanted Weapon (Zaczarowana Broń)</text:p>
        </text:list-item>
        <text:list-item>
          <text:p text:style-name="P76">Encouragement (Zachęta)</text:p>
        </text:list-item>
        <text:list-item>
          <text:p text:style-name="P76">Encouraging Present (Zachęcająca Obecność)</text:p>
        </text:list-item>
        <text:list-item>
          <text:p text:style-name="P76">Endurance (Wytrzymałość)</text:p>
        </text:list-item>
        <text:list-item>
          <text:p text:style-name="P76">Energize Creature (Zasilenie Istoty)</text:p>
        </text:list-item>
        <text:list-item>
          <text:p text:style-name="P76">Energize Crowd (Zasilenie Tłumu)</text:p>
        </text:list-item>
        <text:list-item>
          <text:p text:style-name="P76"><text:soft-page-break/>Energize Object (Zasilenie Przedmiotu)</text:p>
        </text:list-item>
        <text:list-item>
          <text:p text:style-name="P76">Energized Sheild (Zasilona Tarcza)</text:p>
        </text:list-item>
        <text:list-item>
          <text:p text:style-name="P76">Energy Protection (Ochrona Przed Energią)</text:p>
        </text:list-item>
        <text:list-item>
          <text:p text:style-name="P76">Energy Resistance (Odporność na Energię)</text:p>
        </text:list-item>
        <text:list-item>
          <text:p text:style-name="P76">Enhance Strength (Ulepszenie Siły)</text:p>
        </text:list-item>
        <text:list-item>
          <text:p text:style-name="P76">Enhanced Beast Form (Ulepszona Likantropia)</text:p>
        </text:list-item>
        <text:list-item>
          <text:p text:style-name="P76">Enhanced Body (Ulepszone Ciało)</text:p>
        </text:list-item>
        <text:list-item>
          <text:p text:style-name="P76">Enhanced Intellect (Ulepszony Intelekt)</text:p>
        </text:list-item>
        <text:list-item>
          <text:p text:style-name="P76">Enhanced Intellect Edge (Ulepszone Skupienie w Inteligencji)</text:p>
        </text:list-item>
        <text:list-item>
          <text:p text:style-name="P76">Enhanced Might (Ulepszona moc)</text:p>
        </text:list-item>
        <text:list-item>
          <text:p text:style-name="P76">Enhanced Might Edge (Ulepszone Skupienie w Mocy)</text:p>
        </text:list-item>
        <text:list-item>
          <text:p text:style-name="P76">Enhanced Phased Attack (Ulepszony Atak Fazowy)</text:p>
        </text:list-item>
        <text:list-item>
          <text:p text:style-name="P76">Enhanced Physique (Ulepszona Muskulatura)</text:p>
        </text:list-item>
        <text:list-item>
          <text:p text:style-name="P76">Enhanced Potential (Potencjał)</text:p>
        </text:list-item>
        <text:list-item>
          <text:p text:style-name="P76">Enhanced Speed (Ulepszona Szybkość)</text:p>
        </text:list-item>
        <text:list-item>
          <text:p text:style-name="P76">Enhanced Speed Edhe (Ulepszone Skupienie w Szybkości)</text:p>
        </text:list-item>
        <text:list-item>
          <text:p text:style-name="P76">Enlarge (Wzrost)</text:p>
        </text:list-item>
        <text:list-item>
          <text:p text:style-name="P76">Enlightened (Oświecony)</text:p>
        </text:list-item>
        <text:list-item>
          <text:p text:style-name="P76">Entangling Force (Macki Mocy)</text:p>
        </text:list-item>
        <text:list-item>
          <text:p text:style-name="P76">Enthrall (Zauroczenie)</text:p>
        </text:list-item>
        <text:list-item>
          <text:p text:style-name="P76">Entourage (Świta)</text:p>
        </text:list-item>
        <text:list-item>
          <text:p text:style-name="P76">Enveloping Shield (Ulepszona Tarcza)</text:p>
        </text:list-item>
        <text:list-item>
          <text:p text:style-name="P76">Erase M<text:span text:style-name="T46">e</text:span>m<text:span text:style-name="T46">o</text:span>ries (Usunięcie Wspomnień)</text:p>
        </text:list-item>
        <text:list-item>
          <text:p text:style-name="P76">Escape (Ucieczka)</text:p>
        </text:list-item>
        <text:list-item>
          <text:p text:style-name="P76">Escape Plan (Plan Ucieczki)</text:p>
        </text:list-item>
        <text:list-item>
          <text:p text:style-name="P76">Evanesce (Zniknięcie)</text:p>
        </text:list-item>
        <text:list-item>
          <text:p text:style-name="P76">Evasion (Unik)</text:p>
        </text:list-item>
        <text:list-item>
          <text:p text:style-name="P76">Everything is a Weapon (Wszystko Jest Bronią)</text:p>
        </text:list-item>
        <text:list-item>
          <text:p text:style-name="P76">Exile (Wygnanie)</text:p>
        </text:list-item>
        <text:list-item>
          <text:p text:style-name="P76">Expanded Repertoire (Zwiększenie Limitu Subtelnych Cypherów)</text:p>
        </text:list-item>
        <text:list-item>
          <text:p text:style-name="P76">Experienced Defender (Doświadczony Obrońca)</text:p>
        </text:list-item>
        <text:list-item>
          <text:p text:style-name="P76">Experienced Finder (Doświadczony Znaleźca)</text:p>
        </text:list-item>
        <text:list-item>
          <text:p text:style-name="P76">Experienced in Armor (Przywykły do Noszenia Zbroi)</text:p>
        </text:list-item>
        <text:list-item>
          <text:p text:style-name="P76">Expert Crafter (Ekspert-Rzemieślnik)</text:p>
        </text:list-item>
        <text:list-item>
          <text:p text:style-name="P76">Expert Cypher Use (Ekspercki Użytkownik Cypherów)</text:p>
        </text:list-item>
        <text:list-item>
          <text:p text:style-name="P76">Expert Driver (Doświadczony Kierowca)</text:p>
        </text:list-item>
        <text:list-item>
          <text:p text:style-name="P76">Expert Follower (Towarzysz-Ekspert)</text:p>
        </text:list-item>
        <text:list-item>
          <text:p text:style-name="P76">Expert Pilot (Ekspert-Pilot)</text:p>
        </text:list-item>
        <text:list-item>
          <text:p text:style-name="P76">Expert Skill (Umiejętność Eksperta)</text:p>
        </text:list-item>
        <text:list-item>
          <text:p text:style-name="P138"><text:span text:style-name="T16">Explains the Ineffable (Wyjaśnianie Niew</text:span><text:span text:style-name="T19">ysłowionego</text:span><text:span text:style-name="T16">)</text:span></text:p>
        </text:list-item>
        <text:list-item>
          <text:p text:style-name="P77">Exploit Advantage (Wykorzystanie Przewagi)</text:p>
        </text:list-item>
        <text:list-item>
          <text:p text:style-name="P77">Exploratory Experience (oświadczony Eksplorator)</text:p>
        </text:list-item>
        <text:list-item>
          <text:p text:style-name="P77">Explosive Release (Wybuchowe Rozładowanie)</text:p>
        </text:list-item>
        <text:list-item>
          <text:p text:style-name="P77">Extra Recovery (Dodatkowy Rzut na Odzyskanie Zdrowia)</text:p>
        </text:list-item>
        <text:list-item>
          <text:p text:style-name="P77">Extra Skill (Dodatkowa Umiejętność)</text:p>
        </text:list-item>
        <text:list-item>
          <text:p text:style-name="P77">Extra Use (Dodatkowe Użycie Artefaktu)</text:p>
        </text:list-item>
        <text:list-item>
          <text:p text:style-name="P77">Extreme Mastery (Wyjątkowe Mistrzostwo)</text:p>
        </text:list-item>
        <text:list-item>
          <text:p text:style-name="P77">Eye for Detail (Oko do Szczegółów)</text:p>
        </text:list-item>
        <text:list-item>
          <text:p text:style-name="P77">EyE Gouge (Wyłupienie Oka)</text:p>
        </text:list-item>
        <text:list-item>
          <text:p text:style-name="P77">Eyes Adjusted (Dostosowanie Oczy)</text:p>
        </text:list-item>
      </text:list>
      <text:p text:style-name="P11"/>
      <text:p text:style-name="P12">F</text:p>
      <text:p text:style-name="P11"><text:soft-page-break/></text:p>
      <text:list xml:id="list207342855" text:style-name="L5">
        <text:list-item>
          <text:p text:style-name="P78">Face Morph (Morficzna Twarz)</text:p>
        </text:list-item>
        <text:list-item>
          <text:p text:style-name="P79">Familiarize (Zapoznanie się z terem)</text:p>
        </text:list-item>
        <text:list-item>
          <text:p text:style-name="P79">Fa<text:span text:style-name="T47">r</text:span> Step (Daleki Krok)</text:p>
        </text:list-item>
        <text:list-item>
          <text:p text:style-name="P79">Fast Kill (Szybkie Zabójstwo)</text:p>
        </text:list-item>
        <text:list-item>
          <text:p text:style-name="P79">Fast Talk (Wmawianie)</text:p>
        </text:list-item>
        <text:list-item>
          <text:p text:style-name="P79">Fast Travel (Szybka Podróż)</text:p>
        </text:list-item>
        <text:list-item>
          <text:p text:style-name="P79">Faster Wild Magic (Szybsza Dzika Magia)</text:p>
        </text:list-item>
        <text:list-item>
          <text:p text:style-name="P79">Faersome Reputation (Przerażająca Reputacja)</text:p>
        </text:list-item>
        <text:list-item>
          <text:p text:style-name="P79">Feat of Strength (Pokaz Siły)</text:p>
        </text:list-item>
        <text:list-item>
          <text:p text:style-name="P79">Feint (Finta)</text:p>
        </text:list-item>
        <text:list-item>
          <text:p text:style-name="P79">Fellow Explorer (Towarzysz Eksplorator)</text:p>
        </text:list-item>
        <text:list-item>
          <text:p text:style-name="P79">Fetch (Przywołanie)</text:p>
        </text:list-item>
        <text:list-item>
          <text:p text:style-name="P79">Field of Destruction (Pole Zniszczeń)</text:p>
        </text:list-item>
        <text:list-item>
          <text:p text:style-name="P79">Field of Gravity (Pole Grawitacyjne)</text:p>
        </text:list-item>
        <text:list-item>
          <text:p text:style-name="P79">Field-Reinforced Armor (Pole Mocy Zasilanego Pancerza)</text:p>
        </text:list-item>
        <text:list-item>
          <text:p text:style-name="P79">Fiery Hand of Doom (Ognista Ręka Zguby)</text:p>
        </text:list-item>
        <text:list-item>
          <text:p text:style-name="P79">Fight On (Niezłomny)</text:p>
        </text:list-item>
        <text:list-item>
          <text:p text:style-name="P79">Final Defiance (Ostateczne Zaprzeczenie)</text:p>
        </text:list-item>
        <text:list-item>
          <text:p text:style-name="P79">Find an Opening (Wyczulenie na Okazje)</text:p>
        </text:list-item>
        <text:list-item>
          <text:p text:style-name="P79">Find the Guilty (Odnalezienie Winnych)</text:p>
        </text:list-item>
        <text:list-item>
          <text:p text:style-name="P79">Find the Hidden (Odnalezienie Ukrytych)</text:p>
        </text:list-item>
        <text:list-item>
          <text:p text:style-name="P79">Fnd the Way (Znajdowanie Drogi)</text:p>
        </text:list-item>
        <text:list-item>
          <text:p text:style-name="P79">Finishing Blow (Ostateczny Cios)</text:p>
        </text:list-item>
        <text:list-item>
          <text:p text:style-name="P79">Fire and Ice (Ogień i lód)</text:p>
        </text:list-item>
        <text:list-item>
          <text:p text:style-name="P79">Fire Bloom (Kwiat Ognia)</text:p>
        </text:list-item>
        <text:list-item>
          <text:p text:style-name="P79">Fire Servant (Ognisty Sługa)</text:p>
        </text:list-item>
        <text:list-item>
          <text:p text:style-name="P79">Fire Tendrils (Ogniste Macki)</text:p>
        </text:list-item>
        <text:list-item>
          <text:p text:style-name="P79">Fists of Fury (Pięści Furii)</text:p>
        </text:list-item>
        <text:list-item>
          <text:p text:style-name="P79">Flamboyant Boast (Czcze Przechwałki)</text:p>
        </text:list-item>
        <text:list-item>
          <text:p text:style-name="P80">Flameblade (Ostrze Ognia)</text:p>
        </text:list-item>
        <text:list-item>
          <text:p text:style-name="P80">Flash (Błysk) (Eksplozja???)</text:p>
        </text:list-item>
        <text:list-item>
          <text:p text:style-name="P80">Flash Across the Miles (Szybkość Błyskawicy)</text:p>
        </text:list-item>
        <text:list-item>
          <text:p text:style-name="P80">Flee (Ucieczka)</text:p>
        </text:list-item>
        <text:list-item>
          <text:p text:style-name="P81">Fleet of Foot (Szybkostopy)</text:p>
        </text:list-item>
        <text:list-item>
          <text:p text:style-name="P81">Flesh for Stone (Ciało z kamienia)</text:p>
        </text:list-item>
        <text:list-item>
          <text:p text:style-name="P81">Flex Lore (Planetarna wiedza)</text:p>
        </text:list-item>
        <text:list-item>
          <text:p text:style-name="P81">Flex Skill (Skupienie na Umiejętności)</text:p>
        </text:list-item>
        <text:list-item>
          <text:p text:style-name="P81">Flex Weapon Skill (Skupienie na Ataku)</text:p>
        </text:list-item>
        <text:list-item>
          <text:p text:style-name="P81">Flight (Lot)</text:p>
        </text:list-item>
        <text:list-item>
          <text:p text:style-name="P81">Flight Exertion (Krótki Lot)</text:p>
        </text:list-item>
        <text:list-item>
          <text:p text:style-name="P81">Flight not Fight (Ucieczka, Nie Walka)</text:p>
        </text:list-item>
        <text:list-item>
          <text:p text:style-name="P81">Fling (Rzut)</text:p>
        </text:list-item>
        <text:list-item>
          <text:p text:style-name="P81">Flying Kompanion (Latający Towarzysz)</text:p>
        </text:list-item>
        <text:list-item>
          <text:p text:style-name="P81">Foil Danger (Negacja Zagrożenia)</text:p>
        </text:list-item>
        <text:list-item>
          <text:p text:style-name="P81">Font of Healing (Uzdrawiająca Fontanna)</text:p>
        </text:list-item>
        <text:list-item>
          <text:p text:style-name="P81">Force and Accuracy (Siła i Dokładność)</text:p>
        </text:list-item>
        <text:list-item>
          <text:p text:style-name="P81">Force at Distance (Moc na Odległość)</text:p>
        </text:list-item>
        <text:list-item>
          <text:p text:style-name="P81">Force Bash (Uderzenie Mocy)</text:p>
        </text:list-item>
        <text:list-item>
          <text:p text:style-name="P81">Force Blast (Wystrzał Mocy)</text:p>
        </text:list-item>
        <text:list-item>
          <text:p text:style-name="P81">Force Field (Pole Siłowe)</text:p>
        </text:list-item>
        <text:list-item>
          <text:p text:style-name="P81">Force Field Barrier (Bariera Pola Siłowego)</text:p>
        </text:list-item>
        <text:list-item>
          <text:p text:style-name="P81"><text:soft-page-break/>Force Field Shield (Tarcza Pola Siłowego)</text:p>
        </text:list-item>
        <text:list-item>
          <text:p text:style-name="P81">Force to Reckon With (Niszczyciel Pól Siłowych)</text:p>
        </text:list-item>
        <text:list-item>
          <text:p text:style-name="P81">Force Wall (Ściana Mocy)</text:p>
        </text:list-item>
        <text:list-item>
          <text:p text:style-name="P81">Fortification Builder (Budujący Umocnienia)</text:p>
        </text:list-item>
        <text:list-item>
          <text:p text:style-name="P81">Fortified Position (Ufortyfikowana Pozycja)</text:p>
        </text:list-item>
        <text:list-item>
          <text:p text:style-name="P81">Foul Aura (Złowróżna Aura)</text:p>
        </text:list-item>
        <text:list-item>
          <text:p text:style-name="P81">Freakishly Large (Przeogromny)</text:p>
        </text:list-item>
        <text:list-item>
          <text:p text:style-name="P81">Free to Move (<text:span text:style-name="T27">Mistrz Ruchu)</text:span></text:p>
        </text:list-item>
        <text:list-item>
          <text:p text:style-name="P82">Freezing Touch (Mrożący Dotyk)</text:p>
        </text:list-item>
        <text:list-item>
          <text:p text:style-name="P82">Frenzy (Szał)</text:p>
        </text:list-item>
        <text:list-item>
          <text:p text:style-name="P82">Friendly Help (Pomoc Przyjaciela)</text:p>
        </text:list-item>
        <text:list-item>
          <text:p text:style-name="P82">From the Shadows (Z Cieni)</text:p>
        </text:list-item>
        <text:list-item>
          <text:p text:style-name="P82">Frost Touch (Lodowy Dotyk)</text:p>
        </text:list-item>
        <text:list-item>
          <text:p text:style-name="P82">Further Mathematics (Wyższa Matematyka)</text:p>
        </text:list-item>
        <text:list-item>
          <text:p text:style-name="P82">Fury (Furia)</text:p>
        </text:list-item>
        <text:list-item>
          <text:p text:style-name="P82">Fusion (Fuzja)</text:p>
        </text:list-item>
        <text:list-item>
          <text:p text:style-name="P82">Fusion Armor (Zbroja Fuzyjna)</text:p>
        </text:list-item>
      </text:list>
      <text:p text:style-name="P13"/>
      <text:p text:style-name="P14">G</text:p>
      <text:p text:style-name="P13"/>
      <text:list xml:id="list453439868" text:style-name="L6">
        <text:list-item>
          <text:p text:style-name="P83">Gain Unusual Companion (Pozyskanie Nietypowego Towarzysza)</text:p>
        </text:list-item>
        <text:list-item>
          <text:p text:style-name="P83">Gambler (Ryzykant)</text:p>
        </text:list-item>
        <text:list-item>
          <text:p text:style-name="P83">Game Lessons (Lekcje z Gier)</text:p>
        </text:list-item>
        <text:list-item>
          <text:p text:style-name="P83">Gamer (Gamer)</text:p>
        </text:list-item>
        <text:list-item>
          <text:p text:style-name="P83">Gamer’s Fortitude (Wytrzymałość Gracza)</text:p>
        </text:list-item>
        <text:list-item>
          <text:p text:style-name="P83">Gaming God (Bóg Gier)</text:p>
        </text:list-item>
        <text:list-item>
          <text:p text:style-name="P83">Gargantuan (Wielgachny)</text:p>
        </text:list-item>
        <text:list-item>
          <text:p text:style-name="P83">Gather Intelligence (Agent Wywiadu)</text:p>
        </text:list-item>
        <text:list-item>
          <text:p text:style-name="P83">Generate Force Field (Generacja Pola Siłowego)</text:p>
        </text:list-item>
        <text:list-item>
          <text:p text:style-name="P83">Get Away (Ucieknij)</text:p>
        </text:list-item>
        <text:list-item>
          <text:p text:style-name="P83">Ghost (Duch)</text:p>
        </text:list-item>
        <text:list-item>
          <text:p text:style-name="P83">Go Defensive (W Defensywie)</text:p>
        </text:list-item>
        <text:list-item>
          <text:p text:style-name="P83">Go to Ground (Ponowne Ukrycie Się)</text:p>
        </text:list-item>
        <text:list-item>
          <text:p text:style-name="P83">Goad (Prowokacja)</text:p>
        </text:list-item>
        <text:list-item>
          <text:p text:style-name="P83">Golem Body (Ciało Golema)</text:p>
        </text:list-item>
        <text:list-item>
          <text:p text:style-name="P83">Golem Grip (Chwyt Golema)</text:p>
        </text:list-item>
        <text:list-item>
          <text:p text:style-name="P83">Golem Healing (Uzdrawianie Golema)</text:p>
        </text:list-item>
        <text:list-item>
          <text:p text:style-name="P83">Golem Stomp (Tupnięcie Golema)</text:p>
        </text:list-item>
        <text:list-item>
          <text:p text:style-name="P83">Good Advice (Dobra Porada)</text:p>
        </text:list-item>
        <text:list-item>
          <text:p text:style-name="P83">Got a Feeling (Przeczucie)</text:p>
        </text:list-item>
        <text:list-item>
          <text:p text:style-name="P83">Grab (Chwyt)</text:p>
        </text:list-item>
        <text:list-item>
          <text:p text:style-name="P83">Grand Deception (Wielkie Oszustwo)</text:p>
        </text:list-item>
        <text:list-item>
          <text:p text:style-name="P83">Grandiose Illusion (Wielka Iluzja)</text:p>
        </text:list-item>
        <text:list-item>
          <text:p text:style-name="P83">Granite Wall (Ściana z Granitu)</text:p>
        </text:list-item>
        <text:list-item>
          <text:p text:style-name="P83">Grasping Foliage (Chwytające Zielska)</text:p>
        </text:list-item>
        <text:list-item>
          <text:p text:style-name="P83">Gravity Cleave (Szarpnięcie Grawitacyjne)</text:p>
        </text:list-item>
        <text:list-item>
          <text:p text:style-name="P83">Great Tree (Wielkie Drzewo)</text:p>
        </text:list-item>
        <text:list-item>
          <text:p text:style-name="P83">Greater Beast Form (Większa Likantropia)</text:p>
        </text:list-item>
        <text:list-item>
          <text:p text:style-name="P83">Greater Controlled Change (Większa Kontrolowana Zmiana)</text:p>
        </text:list-item>
        <text:list-item>
          <text:p text:style-name="P83">Greater Designation (Większy Osąd)</text:p>
        </text:list-item>
        <text:list-item>
          <text:p text:style-name="P83">Greater Enhanced Intellect (Większy Ulepszony Intelekt)</text:p>
        </text:list-item>
        <text:list-item>
          <text:p text:style-name="P83">Greater Enhanced Might (Większa Ulepszona Moc)</text:p>
        </text:list-item>
        <text:list-item>
          <text:p text:style-name="P83"><text:soft-page-break/>Greater Enhanced Physique (Większa Ulepszona Muskulatura)</text:p>
        </text:list-item>
        <text:list-item>
          <text:p text:style-name="P83">Greater Enhanced Potential (Większy Ulepszony Potencjał)</text:p>
        </text:list-item>
        <text:list-item>
          <text:p text:style-name="P83">Greater Enhanced Speed (Większa Ulepszona Szybkość)</text:p>
        </text:list-item>
        <text:list-item>
          <text:p text:style-name="P83">Greater Frenzy (Większa Furia)</text:p>
        </text:list-item>
        <text:list-item>
          <text:p text:style-name="P83">Greater Healing Touch (Większy Leczący Dotyk)</text:p>
        </text:list-item>
        <text:list-item>
          <text:p text:style-name="P83">Greater Necromancy (Większa Nekromancja)</text:p>
        </text:list-item>
        <text:list-item>
          <text:p text:style-name="P83">Greater Skill With Attack (Większa Umiejętność Ataku)</text:p>
        </text:list-item>
        <text:list-item>
          <text:p text:style-name="P84">Greater Skill With Defense (Większa Umiejętność Obrony)</text:p>
        </text:list-item>
        <text:list-item>
          <text:p text:style-name="P84">Group Friendship (Paczka Przyjaciół)</text:p>
        </text:list-item>
        <text:list-item>
          <text:p text:style-name="P84">Guide Bolt (Nakierowywana Pocisk)</text:p>
        </text:list-item>
        <text:list-item>
          <text:p text:style-name="P84">Guild Training (Trening Gildii)</text:p>
        </text:list-item>
        <text:list-item>
          <text:p text:style-name="P84">Gunner (Rewolwerowiec)</text:p>
        </text:list-item>
      </text:list>
      <text:p text:style-name="P15"/>
      <text:p text:style-name="P16">H</text:p>
      <text:p text:style-name="P15"/>
      <text:list xml:id="list651892012" text:style-name="L7">
        <text:list-item>
          <text:p text:style-name="P85">Hack the Impossible (Hakowanie Niemożliwości)</text:p>
        </text:list-item>
        <text:list-item>
          <text:p text:style-name="P85">Hacker (Haker)</text:p>
        </text:list-item>
        <text:list-item>
          <text:p text:style-name="P85">Hand to Eye (Koordynacja Ręka-Oko)</text:p>
        </text:list-item>
        <text:list-item>
          <text:p text:style-name="P85">Handy (Zręczny Rzemieślnik)</text:p>
        </text:list-item>
        <text:list-item>
          <text:p text:style-name="P85">Hard Choices (Trudny Wybory)</text:p>
        </text:list-item>
        <text:list-item>
          <text:p text:style-name="P85">Hard Target (Trudny Cel)</text:p>
        </text:list-item>
        <text:list-item>
          <text:p text:style-name="P85">Hard to Distract (Ciężki do Rozproszenia)</text:p>
        </text:list-item>
        <text:list-item>
          <text:p text:style-name="P85">Hard to Hit (Trudny do Trafienia)</text:p>
        </text:list-item>
        <text:list-item>
          <text:p text:style-name="P85">Hard to Kill (Trudny do Zamordowania)</text:p>
        </text:list-item>
        <text:list-item>
          <text:p text:style-name="P85">Hard to See (Rozmazany)</text:p>
        </text:list-item>
        <text:list-item>
          <text:p text:style-name="P85">Hard-Won Resilience (Ciężko Zapracowana Odporność)</text:p>
        </text:list-item>
        <text:list-item>
          <text:p text:style-name="P85">Harder Light (Twardsze Światło)</text:p>
        </text:list-item>
        <text:list-item>
          <text:p text:style-name="P85">Hardiness (Wytrzymały)</text:p>
        </text:list-item>
        <text:list-item>
          <text:p text:style-name="P85">Have Spacesuit, Will Travel (Mam Kombinezon Kosmiczny, Będę Podróżnikiem)</text:p>
        </text:list-item>
        <text:list-item>
          <text:p text:style-name="P85">Heads-Up Display (Wyświetlacz w Hełmie)</text:p>
        </text:list-item>
        <text:list-item>
          <text:p text:style-name="P85">Healing Pulse (Leczący Puls)</text:p>
        </text:list-item>
        <text:list-item>
          <text:p text:style-name="P85">Healing Touch (Leczący Dotyk)</text:p>
        </text:list-item>
        <text:list-item>
          <text:p text:style-name="P85">Hedge Magic (Sztuczki Magiczne)</text:p>
        </text:list-item>
        <text:list-item>
          <text:p text:style-name="P85">Heightened Skills (Ulepszone Umiejętności)</text:p>
        </text:list-item>
        <text:list-item>
          <text:p text:style-name="P85">Hemorrhage (Krwawienie)</text:p>
        </text:list-item>
        <text:list-item>
          <text:p text:style-name="P85">Heroic Monster Bane (Hero<text:span text:style-name="T34">iczny Sposób na Potwory</text:span>)</text:p>
        </text:list-item>
        <text:list-item>
          <text:p text:style-name="P85">Hidden Closet (Szuflads-Skrytka)</text:p>
        </text:list-item>
        <text:list-item>
          <text:p text:style-name="P85">Hidden Reserves (Ukryta Siła)</text:p>
        </text:list-item>
        <text:list-item>
          <text:p text:style-name="P85">Higher Mathematics (Wyższa Matematyka)</text:p>
        </text:list-item>
        <text:list-item>
          <text:p text:style-name="P85">Hold Breath (Wstryzmanie Oddechu)</text:p>
        </text:list-item>
        <text:list-item>
          <text:p text:style-name="P85">Horde Fighting (Walczący z Hordą)</text:p>
        </text:list-item>
        <text:list-item>
          <text:p text:style-name="P85">Horde Tactics (Taktyka Hordy)</text:p>
        </text:list-item>
        <text:list-item>
          <text:p text:style-name="P85">Hover (Unoszenie Się)</text:p>
        </text:list-item>
        <text:list-item>
          <text:p text:style-name="P85">How Other Think (Jak Myślą Inni)</text:p>
        </text:list-item>
        <text:list-item>
          <text:p text:style-name="P85">Huge (Wielki)</text:p>
        </text:list-item>
        <text:list-item>
          <text:p text:style-name="P85">Hunter’s Drive (Dążenie Łowcy)</text:p>
        </text:list-item>
        <text:list-item>
          <text:p text:style-name="P85">Hurl Flame (<text:span text:style-name="T28">Macki Płomieni</text:span>)</text:p>
        </text:list-item>
      </text:list>
      <text:p text:style-name="P15"/>
      <text:p text:style-name="P18">I</text:p>
      <text:p text:style-name="P17"/>
      <text:list xml:id="list4011360340" text:style-name="L8">
        <text:list-item>
          <text:p text:style-name="P86">Ice Armor (Lodowa Zbroja)</text:p>
        </text:list-item>
        <text:list-item>
          <text:p text:style-name="P87">Ice Creation (Lodowa Kreacja)</text:p>
        </text:list-item>
        <text:list-item>
          <text:p text:style-name="P87"><text:soft-page-break/>Ice Storm (Śniegowa Zamieć)</text:p>
        </text:list-item>
        <text:list-item>
          <text:p text:style-name="P87">Ignition (Zapłon)</text:p>
        </text:list-item>
        <text:list-item>
          <text:p text:style-name="P87">Ignore Affliction (Zignorowanie Przeszkody)</text:p>
        </text:list-item>
        <text:list-item>
          <text:p text:style-name="P87">Ignore the Pain (Zignorowanie Bólu)</text:p>
        </text:list-item>
        <text:list-item>
          <text:p text:style-name="P87">Illuminating Touch (Dotyk Oświecenia)</text:p>
        </text:list-item>
        <text:list-item>
          <text:p text:style-name="P87">Illusory Disquise (Iluzoryczne Przebranie)</text:p>
        </text:list-item>
        <text:list-item>
          <text:p text:style-name="P87">Illusory Duplicate (Iluzyjny Duplikat)</text:p>
        </text:list-item>
        <text:list-item>
          <text:p text:style-name="P87">Illusory Evasion (Iluzoryczny Unik)</text:p>
        </text:list-item>
        <text:list-item>
          <text:p text:style-name="P87">Illusory Selves (Iluzyjne Ja)</text:p>
        </text:list-item>
        <text:list-item>
          <text:p text:style-name="P87">Immovable (Nieruszony)</text:p>
        </text:list-item>
        <text:list-item>
          <text:p text:style-name="P87">Impart Ideal (Zasianie Idei)</text:p>
        </text:list-item>
        <text:list-item>
          <text:p text:style-name="P87">Impart Understanding (Zasianie Zrozumienia)</text:p>
        </text:list-item>
        <text:list-item>
          <text:p text:style-name="P87">Impersonate (Impersonacja)</text:p>
        </text:list-item>
        <text:list-item>
          <text:p text:style-name="P87">Impetus (Przyciągnięcie)</text:p>
        </text:list-item>
        <text:list-item>
          <text:p text:style-name="P87">Impossible Walk (Niemożliwy Spacer)</text:p>
        </text:list-item>
        <text:list-item>
          <text:p text:style-name="P87">Impressive Display (Niemożliwy Pokaz)</text:p>
        </text:list-item>
        <text:list-item>
          <text:p text:style-name="P87">Improved Absorb Kinetic Energy (Ulepszona Absorpcja Kinetycznej Energii)</text:p>
        </text:list-item>
        <text:list-item>
          <text:p text:style-name="P87">Improved Apportation (Ulepszona Aportacja)</text:p>
        </text:list-item>
        <text:list-item>
          <text:p text:style-name="P87">Improved Command Spirit (Ulepszone Rozkazywanie Duchom)</text:p>
        </text:list-item>
        <text:list-item>
          <text:p text:style-name="P87">Improved Companion (Ulepszony Towarzysz)</text:p>
        </text:list-item>
        <text:list-item>
          <text:p text:style-name="P87">Improved Copying (Ulepszone Kopiowanie Mocy)</text:p>
        </text:list-item>
        <text:list-item>
          <text:p text:style-name="P87">Improved Designation (Ulepszony Osąd)</text:p>
        </text:list-item>
        <text:list-item>
          <text:p text:style-name="P87">Improved Edge (Ulepszone Skupienie)</text:p>
        </text:list-item>
        <text:list-item>
          <text:p text:style-name="P87">Improved Gravity Cleave (Ulepszone Szarpnięcie Grawitacyjne)</text:p>
        </text:list-item>
        <text:list-item>
          <text:p text:style-name="P87">Improved Machine Companion (Ulepszony Towarzysz-Maszyna)</text:p>
        </text:list-item>
        <text:list-item>
          <text:p text:style-name="P87">Improved Monster Bane (Ulepszon<text:span text:style-name="T34">y Sposób na Potwory</text:span>)</text:p>
        </text:list-item>
        <text:list-item>
          <text:p text:style-name="P87">Improved Object Bond (Ulepszona Więź z Przedmiotem)</text:p>
        </text:list-item>
        <text:list-item>
          <text:p text:style-name="P87">Improved Recovery (Ulepszone Odzyskanie Zdrowia)</text:p>
        </text:list-item>
        <text:list-item>
          <text:p text:style-name="P87">Improved Sculpt Light (Ulepszone Rzeźbienie Światłem)</text:p>
        </text:list-item>
        <text:list-item>
          <text:p text:style-name="P87">Improved Sensor (Ulepszony Sensor)</text:p>
        </text:list-item>
        <text:list-item>
          <text:p text:style-name="P87">Improved Success (Ulepszony Sukces)</text:p>
        </text:list-item>
        <text:list-item>
          <text:p text:style-name="P87">Improwise (Improwizacja)</text:p>
        </text:list-item>
        <text:list-item>
          <text:p text:style-name="P87">In Harm’s Way (Obrońca Przyjaciół)</text:p>
        </text:list-item>
        <text:list-item>
          <text:p text:style-name="P87">Incomparable Pilot (Wspaniały Pilot)</text:p>
        </text:list-item>
        <text:list-item>
          <text:p text:style-name="P87">Increased Effects (Zwiększony Efekt)</text:p>
        </text:list-item>
        <text:list-item>
          <text:p text:style-name="P87">Increasing Determination (Determinacja)</text:p>
        </text:list-item>
        <text:list-item>
          <text:p text:style-name="P87">Incredible Feat of Science (Niemożliwe Osiągnięcie Naukowe)</text:p>
        </text:list-item>
        <text:list-item>
          <text:p text:style-name="P87">Incredible Health (Ulepszone Zdrowie)</text:p>
        </text:list-item>
        <text:list-item>
          <text:p text:style-name="P87">Incredible Recovery (Niemożliwe Odzyskanie Zdrowia)</text:p>
        </text:list-item>
        <text:list-item>
          <text:p text:style-name="P87">Incredible Running Speed (Niemożliwa Szybkość)</text:p>
        </text:list-item>
        <text:list-item>
          <text:p text:style-name="P87">Infer Thoughts (Odczytanie Myśli)</text:p>
        </text:list-item>
        <text:list-item>
          <text:p text:style-name="P87">Inferno Trail (Piekielny Szlak)</text:p>
        </text:list-item>
        <text:list-item>
          <text:p text:style-name="P87">Infiltrator (Infiltrator)</text:p>
        </text:list-item>
        <text:list-item>
          <text:p text:style-name="P87">Influence Swarm (Wpływ na Rój)</text:p>
        </text:list-item>
        <text:list-item>
          <text:p text:style-name="P87">Information Gathering (Zbieranie Informacji)</text:p>
        </text:list-item>
        <text:list-item>
          <text:p text:style-name="P87">Informer (Informator)</text:p>
        </text:list-item>
        <text:list-item>
          <text:p text:style-name="P87">Infuse Spirit (Absorpcja Ducha)</text:p>
        </text:list-item>
        <text:list-item>
          <text:p text:style-name="P87">Inhabit Crystal (Zamieszkując Kryształ)</text:p>
        </text:list-item>
        <text:list-item>
          <text:p text:style-name="P87">Innate Power (Wrodzona Moc)</text:p>
        </text:list-item>
        <text:list-item>
          <text:p text:style-name="P87">Inner Defense (Wewnętrzna Obrona)</text:p>
        </text:list-item>
        <text:list-item>
          <text:p text:style-name="P87">Innovator (Innowator)</text:p>
        </text:list-item>
        <text:list-item>
          <text:p text:style-name="P87">Insect Eruption (Erupcja Insektów)</text:p>
        </text:list-item>
        <text:list-item>
          <text:p text:style-name="P87"><text:soft-page-break/>Insight (Empatia)</text:p>
        </text:list-item>
        <text:list-item>
          <text:p text:style-name="P87">Insp[iration (Inspiracja)</text:p>
        </text:list-item>
        <text:list-item>
          <text:p text:style-name="P87">Inspire Action (<text:span text:style-name="T29">Zainspirowanie Akcji</text:span>)</text:p>
        </text:list-item>
        <text:list-item>
          <text:p text:style-name="P88">Inspire Aggression (Zainspirowanie Agresji)</text:p>
        </text:list-item>
        <text:list-item>
          <text:p text:style-name="P88">Inspire Coordinated Actions (Zainspirowanie Skoordynowanych Akcji)</text:p>
        </text:list-item>
        <text:list-item>
          <text:p text:style-name="P88">Inspire the Innocent (Zainspirowanie Niewinnych)</text:p>
        </text:list-item>
        <text:list-item>
          <text:p text:style-name="P88">Inspiring Ease (Zainspirowanie Ułatwienia)</text:p>
        </text:list-item>
        <text:list-item>
          <text:p text:style-name="P88">Inspiring Sukces (Zainspirowanie Sukcesu)</text:p>
        </text:list-item>
        <text:list-item>
          <text:p text:style-name="P88">Intelligent Interface (Inteligentny Interfejs)</text:p>
        </text:list-item>
        <text:list-item>
          <text:p text:style-name="P88">Intense Interaction (Intensywna Interakcja)</text:p>
        </text:list-item>
        <text:list-item>
          <text:p text:style-name="P88">Interaction Skills (Umiejętności Międzyludzkie)</text:p>
        </text:list-item>
        <text:list-item>
          <text:p text:style-name="P88">Interface (Interfejs)</text:p>
        </text:list-item>
        <text:list-item>
          <text:p text:style-name="P88">Interruption (Przeszkodzenie)</text:p>
        </text:list-item>
        <text:list-item>
          <text:p text:style-name="P88">Inventor (Wynalazca)</text:p>
        </text:list-item>
        <text:list-item>
          <text:p text:style-name="P88">Investigate (Śledztwo)</text:p>
        </text:list-item>
        <text:list-item>
          <text:p text:style-name="P88">Investigative Skills (Umiejętności Śledcze)</text:p>
        </text:list-item>
        <text:list-item>
          <text:p text:style-name="P88">Investigator (Śledzczy)</text:p>
        </text:list-item>
        <text:list-item>
          <text:p text:style-name="P88">Invisibility (Niewidzialność)</text:p>
        </text:list-item>
        <text:list-item>
          <text:p text:style-name="P88">Invisible Phasing (Niewidzialne Fazowanie)</text:p>
        </text:list-item>
        <text:list-item>
          <text:p text:style-name="P88">Iron Fist (Żelazne Pięści)</text:p>
        </text:list-item>
        <text:list-item>
          <text:p text:style-name="P88">Iron Punch (Stalowy Cios)</text:p>
        </text:list-item>
      </text:list>
      <text:p text:style-name="P19"/>
      <text:p text:style-name="P20">J</text:p>
      <text:p text:style-name="P19"/>
      <text:list xml:id="list704243093" text:style-name="L9">
        <text:list-item>
          <text:p text:style-name="P89">Jaunt (Dalsza Teleportacja)</text:p>
        </text:list-item>
        <text:list-item>
          <text:p text:style-name="P89">Juggernaunt (Juggernaunt)</text:p>
        </text:list-item>
        <text:list-item>
          <text:p text:style-name="P89">Jump Attack (Atak z Wyskoku)</text:p>
        </text:list-item>
        <text:list-item>
          <text:p text:style-name="P89">Junkmonger (Rzemieślnik Rupieci)</text:p>
        </text:list-item>
        <text:list-item>
          <text:p text:style-name="P89">Jury-Rig (Naprawa na Oko)</text:p>
        </text:list-item>
        <text:list-item>
          <text:p text:style-name="P90">Just a Bit Mad (Troszkę Szalony)</text:p>
        </text:list-item>
      </text:list>
      <text:p text:style-name="P21"/>
      <text:p text:style-name="P22">K</text:p>
      <text:p text:style-name="P21"/>
      <text:list xml:id="list3799627185" text:style-name="L10">
        <text:list-item>
          <text:p text:style-name="P91">Knock Out (Pozbawienie Przytomności)</text:p>
        </text:list-item>
        <text:list-item>
          <text:p text:style-name="P92">Know Their Faults (Poznanie Słabości)</text:p>
        </text:list-item>
        <text:list-item>
          <text:p text:style-name="P92">Know Where to Look (Wiesz, Gdzie Szukać)</text:p>
        </text:list-item>
        <text:list-item>
          <text:p text:style-name="P92">Knowing (Wiedza)</text:p>
        </text:list-item>
        <text:list-item>
          <text:p text:style-name="P92">Knowing the Unknown (Wiedza o Nieznanym)</text:p>
        </text:list-item>
        <text:list-item>
          <text:p text:style-name="P92">Knowledge of the Law (Wiedza Prawnicza)</text:p>
        </text:list-item>
        <text:list-item>
          <text:p text:style-name="P92">Knowledge is Power (Wiedza to Potęga)</text:p>
        </text:list-item>
        <text:list-item>
          <text:p text:style-name="P92">Knowledge Skills (Umiejętności Wiedzy)</text:p>
        </text:list-item>
      </text:list>
      <text:p text:style-name="P23"/>
      <text:p text:style-name="P24">L</text:p>
      <text:p text:style-name="P23"/>
      <text:list xml:id="list2546714737" text:style-name="L11">
        <text:list-item>
          <text:p text:style-name="P93">Lab Analysis (Analiza Laboratoryjna)</text:p>
        </text:list-item>
        <text:list-item>
          <text:p text:style-name="P139"><text:span text:style-name="T20">L</text:span><text:span text:style-name="T16">ate Inspiration (Spóźniona Inspiracja)</text:span></text:p>
        </text:list-item>
        <text:list-item>
          <text:p text:style-name="P94">Lead by Inquiry (<text:span text:style-name="T30">Lider Spostrzegawczości</text:span>)</text:p>
        </text:list-item>
        <text:list-item>
          <text:p text:style-name="P95">Lead From The Front (<text:span text:style-name="T31">Na Linii Frontu</text:span>)</text:p>
        </text:list-item>
        <text:list-item>
          <text:p text:style-name="P96">Learned a Few Things (Parę Sztuczek w Zanadrzu)</text:p>
        </text:list-item>
        <text:list-item>
          <text:p text:style-name="P96">Learning the Path (Nauka w Biegu)</text:p>
        </text:list-item>
        <text:list-item>
          <text:p text:style-name="P96">Legal Intern (Prawnik-Stażysta)</text:p>
        </text:list-item>
        <text:list-item>
          <text:p text:style-name="P96">Legerdemain (Zwinne Dłonie)</text:p>
        </text:list-item>
        <text:list-item>
          <text:p text:style-name="P96"><text:soft-page-break/>Lend Animal Shape (Rozszerzony Zwierzęcy Kształt)</text:p>
        </text:list-item>
        <text:list-item>
          <text:p text:style-name="P96">Lethal Ploy (Śmiertelny Trik)</text:p>
        </text:list-item>
        <text:list-item>
          <text:p text:style-name="P96">Lethal Vibration (Śmiertelna Wibracja)</text:p>
        </text:list-item>
        <text:list-item>
          <text:p text:style-name="P96">Levity <text:span text:style-name="T32">(Beztroska)</text:span></text:p>
        </text:list-item>
        <text:list-item>
          <text:p text:style-name="P97">Life Lessons (Lekcje Życiowe)</text:p>
        </text:list-item>
        <text:list-item>
          <text:p text:style-name="P97">Like the Back of Your Hand (Znam Ten Statek Jak Własną Dłoń)</text:p>
        </text:list-item>
        <text:list-item>
          <text:p text:style-name="P97">Link Senses (Link Sensoryczny)</text:p>
        </text:list-item>
        <text:list-item>
          <text:p text:style-name="P97">Living Armor (Życia Zbroja)</text:p>
        </text:list-item>
        <text:list-item>
          <text:p text:style-name="P97">Living Light (Żywe Światło)</text:p>
        </text:list-item>
        <text:list-item>
          <text:p text:style-name="P97">Living Off the Land (Życie w Dziczy)</text:p>
        </text:list-item>
        <text:list-item>
          <text:p text:style-name="P97">Living Wall (Żywa Ściana)</text:p>
        </text:list-item>
        <text:list-item>
          <text:p text:style-name="P97">Lock (Kłódka)</text:p>
        </text:list-item>
        <text:list-item>
          <text:p text:style-name="P97">Lost in the Chaos (Zagubieni w Chaosie)</text:p>
        </text:list-item>
        <text:list-item>
          <text:p text:style-name="P97">Lunge (Cios z Wyciągnięciem)</text:p>
        </text:list-item>
      </text:list>
      <text:p text:style-name="P25"/>
      <text:p text:style-name="P26">M</text:p>
      <text:p text:style-name="P25"/>
      <text:list xml:id="list4113305007" text:style-name="L12">
        <text:list-item>
          <text:p text:style-name="P98">Machine Affinity (Umiłowanie do Maszyn)</text:p>
        </text:list-item>
        <text:list-item>
          <text:p text:style-name="P98">Machine Bond (Więź z Maszyną)</text:p>
        </text:list-item>
        <text:list-item>
          <text:p text:style-name="P99">Mechine Companion (Towarzysz-Maszyna)</text:p>
        </text:list-item>
        <text:list-item>
          <text:p text:style-name="P99">Machine Efficiency (Wydajność Maszyny)</text:p>
        </text:list-item>
        <text:list-item>
          <text:p text:style-name="P99">Machine Enhancement (Ulepszenie Maszyny)</text:p>
        </text:list-item>
        <text:list-item>
          <text:p text:style-name="P99">Machine Hunting (Polowanie na Maszyny)</text:p>
        </text:list-item>
        <text:list-item>
          <text:p text:style-name="P99">Machine Interface (Interfejs Maszyn)</text:p>
        </text:list-item>
        <text:list-item>
          <text:p text:style-name="P99">Machine Telepathy (Telepatia Maszyn)</text:p>
        </text:list-item>
        <text:list-item>
          <text:p text:style-name="P99">Machine Vulnerabilities (Słabe Punkty Maszyn)</text:p>
        </text:list-item>
        <text:list-item>
          <text:p text:style-name="P99">Magic Shield (Magiczna Tarcza)</text:p>
        </text:list-item>
        <text:list-item>
          <text:p text:style-name="P99">Magic Training (Trening Magiczny)</text:p>
        </text:list-item>
        <text:list-item>
          <text:p text:style-name="P99">Magical Repertoire (Magiczne Zasoby)</text:p>
        </text:list-item>
        <text:list-item>
          <text:p text:style-name="P99">Magical Training (Wyuczone Zaklęcia)</text:p>
        </text:list-item>
        <text:list-item>
          <text:p text:style-name="P99">Magnetic Field (Pole Magnetyczne)</text:p>
        </text:list-item>
        <text:list-item>
          <text:p text:style-name="P99">Magnificent Moment (Chwila Wspaniałości)</text:p>
        </text:list-item>
        <text:list-item>
          <text:p text:style-name="P99">Major Illusion (Większa Iluzja)</text:p>
        </text:list-item>
        <text:list-item>
          <text:p text:style-name="P99">Maka Judgement (Dokonanie Osądu)</text:p>
        </text:list-item>
        <text:list-item>
          <text:p text:style-name="P99">Meneuvering Adept (Adept Ruchu)</text:p>
        </text:list-item>
        <text:list-item>
          <text:p text:style-name="P99">Mask (Maska)</text:p>
        </text:list-item>
        <text:list-item>
          <text:p text:style-name="P99">Master Crafter (Mistrzowski Rzemieślnik)</text:p>
        </text:list-item>
        <text:list-item>
          <text:p text:style-name="P99">Master Cypher Use (Mistrzowskie Korzystanie z Cypherów)</text:p>
        </text:list-item>
        <text:list-item>
          <text:p text:style-name="P100">Master Entertainer (<text:span text:style-name="T33">Inspirujące Performer</text:span>)</text:p>
        </text:list-item>
        <text:list-item>
          <text:p text:style-name="P101">Master Identifier (Mistrz Identyfikacji)</text:p>
        </text:list-item>
        <text:list-item>
          <text:p text:style-name="P101">Master Machine (Mistrz Maszyn)</text:p>
        </text:list-item>
        <text:list-item>
          <text:p text:style-name="P101">Master of Unarmer Fightning Style (Mistrz Sztuk Walki)</text:p>
        </text:list-item>
        <text:list-item>
          <text:p text:style-name="P101">Master Thief (Złodziejski Mistrz)</text:p>
        </text:list-item>
        <text:list-item>
          <text:p text:style-name="P101">Masterful Armor Modification (Mistrzowska Modyfikacja Pancerza)</text:p>
        </text:list-item>
        <text:list-item>
          <text:p text:style-name="P101">Mastery in Armor (Mistrzowska Biegłość w Pancerzach)</text:p>
        </text:list-item>
        <text:list-item>
          <text:p text:style-name="P101">Mastery With Attacks (Mistrzostwo Ataków)</text:p>
        </text:list-item>
        <text:list-item>
          <text:p text:style-name="P101">Mastery with Defense (Mistrzostwo Obrony)</text:p>
        </text:list-item>
        <text:list-item>
          <text:p text:style-name="P101">Matter Cloud (Chmura Drobiazgów)</text:p>
        </text:list-item>
        <text:list-item>
          <text:p text:style-name="P101">Maximize Cypher (Maksymalizacja Cyphera)</text:p>
        </text:list-item>
        <text:list-item>
          <text:p text:style-name="P101">Mechanical Telepathy (Mechaniczna Telepatia)</text:p>
        </text:list-item>
        <text:list-item>
          <text:p text:style-name="P101">Medium Teleportation (Średnia Teleportacja)</text:p>
        </text:list-item>
        <text:list-item>
          <text:p text:style-name="P101">Memory Becomes Action (Pamięć w Czyn)</text:p>
        </text:list-item>
        <text:list-item>
          <text:p text:style-name="P101"><text:soft-page-break/>Mental Link (Link Mentalny)</text:p>
        </text:list-item>
        <text:list-item>
          <text:p text:style-name="P102">Mental Projection (Projekcja Mentalna)</text:p>
        </text:list-item>
        <text:list-item>
          <text:p text:style-name="P102">Mentally Tought (Umysłowa Odporność)</text:p>
        </text:list-item>
        <text:list-item>
          <text:p text:style-name="P102">Meticulous Planner (Szczegółowe Planowanie)</text:p>
        </text:list-item>
        <text:list-item>
          <text:p text:style-name="P102">Microgravity Adept (Przyzwyczajony do Mikrograwitacji)</text:p>
        </text:list-item>
        <text:list-item>
          <text:p text:style-name="P102">Microgravity Avoidance (Uniki w Mikrograwitacji)</text:p>
        </text:list-item>
        <text:list-item>
          <text:p text:style-name="P102">Mind Control (<text:span text:style-name="T48">K</text:span>ontrola Umysłu)</text:p>
        </text:list-item>
        <text:list-item>
          <text:p text:style-name="P102">Mind for Might (Moc i Umysł)</text:p>
        </text:list-item>
        <text:list-item>
          <text:p text:style-name="P102">Mind Games (Gierki Umysłowe)</text:p>
        </text:list-item>
        <text:list-item>
          <text:p text:style-name="P102">Mind of a Leader (Umysł Lidera)</text:p>
        </text:list-item>
        <text:list-item>
          <text:p text:style-name="P102">Mind Reading (Czytanie Myśli)</text:p>
        </text:list-item>
        <text:list-item>
          <text:p text:style-name="P102">Mind Surge (Regeneracja Umysłu)</text:p>
        </text:list-item>
        <text:list-item>
          <text:p text:style-name="P102">Minor Illusion (Mniejsza Iluzja)</text:p>
        </text:list-item>
        <text:list-item>
          <text:p text:style-name="P102">Minor Wish (Mniejsze Życzenie)</text:p>
        </text:list-item>
        <text:list-item>
          <text:p text:style-name="P102">Miraculous Health (Cudowne Zdrowie)</text:p>
        </text:list-item>
        <text:list-item>
          <text:p text:style-name="P102">Misdirect (Przekierowanie Ataku)</text:p>
        </text:list-item>
        <text:list-item>
          <text:p text:style-name="P102">Misdirect Blame (Zrzucenie Winy)</text:p>
        </text:list-item>
        <text:list-item>
          <text:p text:style-name="P102">Mist Cloud (Chmura Mgły)</text:p>
        </text:list-item>
        <text:list-item>
          <text:p text:style-name="P102">Mobile Fighter (Mobilny Wojownik) </text:p>
        </text:list-item>
        <text:list-item>
          <text:p text:style-name="P102">Moderate Wish (Średnie Życzenie)</text:p>
        </text:list-item>
        <text:list-item>
          <text:p text:style-name="P102">Modify Artifact Power (Zwiększenie Mocy Artefaktu)</text:p>
        </text:list-item>
        <text:list-item>
          <text:p text:style-name="P102">Modify Cyphers (Modyfikacja Cypherów)</text:p>
        </text:list-item>
        <text:list-item>
          <text:p text:style-name="P102">Modify Device (Modyfikacja Urządzenia)</text:p>
        </text:list-item>
        <text:list-item>
          <text:p text:style-name="P102">Momentum (Pęd)</text:p>
        </text:list-item>
        <text:list-item>
          <text:p text:style-name="P102">Monster Bane (Sposób na Potwory)</text:p>
        </text:list-item>
        <text:list-item>
          <text:p text:style-name="P102">Monster Lore (Wiedza o Potworach)</text:p>
        </text:list-item>
        <text:list-item>
          <text:p text:style-name="P102">Moon Shape (Księżycowa Zmiana Kształtu)</text:p>
        </text:list-item>
        <text:list-item>
          <text:p text:style-name="P102">Mount (Rumak)</text:p>
        </text:list-item>
        <text:list-item>
          <text:p text:style-name="P102">Move Metal (Poruszanie Metalu)</text:p>
        </text:list-item>
        <text:list-item>
          <text:p text:style-name="P102">Move Mountains (Poruszenie Góry)</text:p>
        </text:list-item>
        <text:list-item>
          <text:p text:style-name="P102">Movement Skills (Umiejętności Ruchu)</text:p>
        </text:list-item>
        <text:list-item>
          <text:p text:style-name="P102">Moving Like Water (Gibkosć Niczym Woda)</text:p>
        </text:list-item>
        <text:list-item>
          <text:p text:style-name="P102">Multiple Copying (Wielość Kopii)</text:p>
        </text:list-item>
        <text:list-item>
          <text:p text:style-name="P102">Multiple Quarry (<text:span text:style-name="T35">Wiele Celów</text:span>)</text:p>
        </text:list-item>
        <text:list-item>
          <text:p text:style-name="P103">Multiple Skills (Wiele Umiejętności)</text:p>
        </text:list-item>
        <text:list-item>
          <text:p text:style-name="P103">Multiplicity (Wielośc)</text:p>
        </text:list-item>
        <text:list-item>
          <text:p text:style-name="P103">Multi-Vanish (Masowe Znikanie)</text:p>
        </text:list-item>
        <text:list-item>
          <text:p text:style-name="P103">Murderer (Morderca)</text:p>
        </text:list-item>
        <text:list-item>
          <text:p text:style-name="P103">Muscles of Iron (Mięśnie z Żelaza)</text:p>
        </text:list-item>
      </text:list>
      <text:p text:style-name="P27"/>
      <text:p text:style-name="P28">N</text:p>
      <text:p text:style-name="P27"/>
      <text:list xml:id="list396706316" text:style-name="L13">
        <text:list-item>
          <text:p text:style-name="P104">Natural Charisma (Naturalna Charyzma)</text:p>
        </text:list-item>
        <text:list-item>
          <text:p text:style-name="P105">Natural Crafter (Naturalny Rzemieślnik)</text:p>
        </text:list-item>
        <text:list-item>
          <text:p text:style-name="P105">Necromancy (Nekromancja)</text:p>
        </text:list-item>
        <text:list-item>
          <text:p text:style-name="P105">Negate Danger (Negacja Zagrożenia)</text:p>
        </text:list-item>
        <text:list-item>
          <text:p text:style-name="P105">Negotiatie (Negocjacja)</text:p>
        </text:list-item>
        <text:list-item>
          <text:p text:style-name="P105">Network Tap (Kwerenda)</text:p>
        </text:list-item>
        <text:list-item>
          <text:p text:style-name="P105">Never Fumble (Bez Wpadek)</text:p>
        </text:list-item>
        <text:list-item>
          <text:p text:style-name="P105">Nightmare (koszmar)</text:p>
        </text:list-item>
        <text:list-item>
          <text:p text:style-name="P105">Nightstrike (Nocne Uderzenie)</text:p>
        </text:list-item>
        <text:list-item>
          <text:p text:style-name="P105">Nimble Swimmer (Gibki Pływak)</text:p>
        </text:list-item>
        <text:list-item>
          <text:p text:style-name="P105"><text:soft-page-break/>No Need For Weapon (Broń Niepotrzebna)</text:p>
        </text:list-item>
        <text:list-item>
          <text:p text:style-name="P105">No One Knows Better (Nikt Nie Wie Lepiej)</text:p>
        </text:list-item>
        <text:list-item>
          <text:p text:style-name="P105">Noble’s Courage (Odwaga Szlachcica)</text:p>
        </text:list-item>
        <text:list-item>
          <text:p text:style-name="P105">Not Dead Yet (Jeszcze Żywy)</text:p>
        </text:list-item>
        <text:list-item>
          <text:p text:style-name="P105">Nothing but Defend (Nic Tylko Obrona)</text:p>
        </text:list-item>
        <text:list-item>
          <text:p text:style-name="P105">Nullify Sound (Tłumienie Dźwięków)</text:p>
        </text:list-item>
      </text:list>
      <text:p text:style-name="P29"/>
      <text:p text:style-name="P30">O</text:p>
      <text:p text:style-name="P29"/>
      <text:list xml:id="list888823453" text:style-name="L14">
        <text:list-item>
          <text:p text:style-name="P106">Object Bond (Więź z Obiektem)</text:p>
        </text:list-item>
        <text:list-item>
          <text:p text:style-name="P107">Object Bond Mastery (Mistrzostwo Więzi <text:s/>Obiektem)</text:p>
        </text:list-item>
        <text:list-item>
          <text:p text:style-name="P107">Obstacle Running (Bieg przez Przeszkody)</text:p>
        </text:list-item>
        <text:list-item>
          <text:p text:style-name="P107">One With the Wild (Jedność z Dziczą)</text:p>
        </text:list-item>
        <text:list-item>
          <text:p text:style-name="P107">Oneirochemy (Oneiro-alchemia)</text:p>
        </text:list-item>
        <text:list-item>
          <text:p text:style-name="P107">Onslaught (Pocisk)</text:p>
        </text:list-item>
        <text:list-item>
          <text:p text:style-name="P107">Open Mind (Otwarty Umysł)</text:p>
        </text:list-item>
        <text:list-item>
          <text:p text:style-name="P107">Opening Statement (Dyplomata)</text:p>
        </text:list-item>
        <text:list-item>
          <text:p text:style-name="P107">Opportunist (Oportunista)</text:p>
        </text:list-item>
        <text:list-item>
          <text:p text:style-name="P107">Oratory (Oracja)</text:p>
        </text:list-item>
        <text:list-item>
          <text:p text:style-name="P107">Out of Harm’s Way (Z Dala od Niebezpieczeństwa)</text:p>
        </text:list-item>
        <text:list-item>
          <text:p text:style-name="P107">Outlast the Foe (Wytrzymalszy Niż Wróg)</text:p>
        </text:list-item>
        <text:list-item>
          <text:p text:style-name="P107">Outlaw Reputation (Reputacja Spoza Prawa)</text:p>
        </text:list-item>
        <text:list-item>
          <text:p text:style-name="P107">Outside Reality (Poza Rzeczywistością)</text:p>
        </text:list-item>
        <text:list-item>
          <text:p text:style-name="P107">Outwit (<text:span text:style-name="T36">Przechytrzenie)</text:span></text:p>
        </text:list-item>
        <text:list-item>
          <text:p text:style-name="P108">Overawe (Niebiańska Gloria)</text:p>
        </text:list-item>
        <text:list-item>
          <text:p text:style-name="P108">Overcharge Device (Przeładowanie Urządzenia)</text:p>
        </text:list-item>
        <text:list-item>
          <text:p text:style-name="P108">Overcharge Energy (Przeładowanie Energii)</text:p>
        </text:list-item>
        <text:list-item>
          <text:p text:style-name="P108">Overcome All Obstacles (Przezwycieżając Wszystkie Przeciwności)</text:p>
        </text:list-item>
        <text:list-item>
          <text:p text:style-name="P108">Overload Machine (Przeciążenie Maszyny)</text:p>
        </text:list-item>
        <text:list-item>
          <text:p text:style-name="P108">Overwatch (Na Straży)</text:p>
        </text:list-item>
      </text:list>
      <text:p text:style-name="P31"/>
      <text:p text:style-name="P32">P</text:p>
      <text:p text:style-name="P31"/>
      <text:list xml:id="list1781061708" text:style-name="L15">
        <text:list-item>
          <text:p text:style-name="P109">Parry (Blok)</text:p>
        </text:list-item>
        <text:list-item>
          <text:p text:style-name="P109">Passing Mechanics (Niedzielny Mechanik)</text:p>
        </text:list-item>
        <text:list-item>
          <text:p text:style-name="P110">Patient Recovery (Dodatkowy Odpoczynek)</text:p>
        </text:list-item>
        <text:list-item>
          <text:p text:style-name="P110">Pay It Forward (Dzielenie Się Wiedzą)</text:p>
        </text:list-item>
        <text:list-item>
          <text:p text:style-name="P110">Perfect Control (Perfekcyjna Kontrola)</text:p>
        </text:list-item>
        <text:list-item>
          <text:p text:style-name="P110">Perfect Speed Burst (Perfekcyjna Szybkość)</text:p>
        </text:list-item>
        <text:list-item>
          <text:p text:style-name="P110">Perfect Stranger (Perfekcyjny Nieznajomy)</text:p>
        </text:list-item>
        <text:list-item>
          <text:p text:style-name="P110">Perks of Stardom (Zalety Sławy)</text:p>
        </text:list-item>
        <text:list-item>
          <text:p text:style-name="P110">Permanent Illusion (Permanentna Iluzja)</text:p>
        </text:list-item>
        <text:list-item>
          <text:p text:style-name="P110">Phase Detonation (Detonacja Fazowa)</text:p>
        </text:list-item>
        <text:list-item>
          <text:p text:style-name="P110">Phase Door (Drzwi Fazowa)</text:p>
        </text:list-item>
        <text:list-item>
          <text:p text:style-name="P110">Phase Foe (Wyfazowanie Wroga)</text:p>
        </text:list-item>
        <text:list-item>
          <text:p text:style-name="P110">Phase Sprint (Bieg Fazowy)</text:p>
        </text:list-item>
        <text:list-item>
          <text:p text:style-name="P110">Phased Atak (Atak Fazowy)</text:p>
        </text:list-item>
        <text:list-item>
          <text:p text:style-name="P110">Phased Pocket (Kieszeń Fazowa)</text:p>
        </text:list-item>
        <text:list-item>
          <text:p text:style-name="P110">Physical Skills (Umiejętności Fizyczne)</text:p>
        </text:list-item>
        <text:list-item>
          <text:p text:style-name="P110">Physically Gifter (Obdarzenie Fizyczne)</text:p>
        </text:list-item>
        <text:list-item>
          <text:p text:style-name="P110">Pierce (Przebicie)</text:p>
        </text:list-item>
        <text:list-item>
          <text:p text:style-name="P110">Pilot (Pilotaż)</text:p>
        </text:list-item>
        <text:list-item>
          <text:p text:style-name="P110"><text:soft-page-break/>Play to the Crowd (Przemowa do Tłumu)</text:p>
        </text:list-item>
        <text:list-item>
          <text:p text:style-name="P110">Poetic License (<text:span text:style-name="T37">Licentia Poetica</text:span>)</text:p>
        </text:list-item>
        <text:list-item>
          <text:p text:style-name="P111">Poison Crafter (Warzenie Trucizn)</text:p>
        </text:list-item>
        <text:list-item>
          <text:p text:style-name="P111">Poison Resistance (Odporność na Trucizny)</text:p>
        </text:list-item>
        <text:list-item>
          <text:p text:style-name="P111">Post-Apocalyptic Survivor (Ocalały z Apokalipsy)</text:p>
        </text:list-item>
        <text:list-item>
          <text:p text:style-name="P111">Power Strike (Potężne Uderzenie)</text:p>
        </text:list-item>
        <text:list-item>
          <text:p text:style-name="P111">Power Crash (Uderzenie Mocy)</text:p>
        </text:list-item>
        <text:list-item>
          <text:p text:style-name="P111">Power Memory (Pamięć Mocy)</text:p>
        </text:list-item>
        <text:list-item>
          <text:p text:style-name="P111">Powered Armor (Zasilany Pancerz)</text:p>
        </text:list-item>
        <text:list-item>
          <text:p text:style-name="P111">Powerful Rhetoric (Potężna Retoryka)</text:p>
        </text:list-item>
        <text:list-item>
          <text:p text:style-name="P111">Practiced in Armor (Wyszkolony w Zbroi)</text:p>
        </text:list-item>
        <text:list-item>
          <text:p text:style-name="P111">Practiced With All Weapons (Wyszkolony We Wszystkich Broniach)</text:p>
        </text:list-item>
        <text:list-item>
          <text:p text:style-name="P111">Practiced With Guns (Wyszkolony w Broni Palnej)</text:p>
        </text:list-item>
        <text:list-item>
          <text:p text:style-name="P111">Practiced with Medium Weapons (Wyszkolony w Średnich Broniach)</text:p>
        </text:list-item>
        <text:list-item>
          <text:p text:style-name="P111">Practiced With Swords (Wyszkolony w Mieczach)</text:p>
        </text:list-item>
        <text:list-item>
          <text:p text:style-name="P111">Precise Cut (Precyzyjne Cięcie)</text:p>
        </text:list-item>
        <text:list-item>
          <text:p text:style-name="P111">Precision (Precyzja)</text:p>
        </text:list-item>
        <text:list-item>
          <text:p text:style-name="P111">Precognition (Wizja Prz<text:span text:style-name="T38">e</text:span>szłości)</text:p>
        </text:list-item>
        <text:list-item>
          <text:p text:style-name="P111">Predictive Equation (Prorocze Równanie)</text:p>
        </text:list-item>
        <text:list-item>
          <text:p text:style-name="P111">Predictive Model (Proroczy Model)</text:p>
        </text:list-item>
        <text:list-item>
          <text:p text:style-name="P111">Premonition (Wróżba)</text:p>
        </text:list-item>
        <text:list-item>
          <text:p text:style-name="P111">Preternatural Senses (Wyczulone Zmysły)</text:p>
        </text:list-item>
        <text:list-item>
          <text:p text:style-name="P111">Privileged Nobility (Przywileje Szlachty)</text:p>
        </text:list-item>
        <text:list-item>
          <text:p text:style-name="P111">Projection (Projekcja)</text:p>
        </text:list-item>
        <text:list-item>
          <text:p text:style-name="P111">Protective Wall (Mur Obronny)</text:p>
        </text:list-item>
        <text:list-item>
          <text:p text:style-name="P111">Protector (Obrońca)</text:p>
        </text:list-item>
        <text:list-item>
          <text:p text:style-name="P111">Pry Open (Przełamanie Obrony)</text:p>
        </text:list-item>
        <text:list-item>
          <text:p text:style-name="P111">Psychic Burst (Psioniczna Erupcja)</text:p>
        </text:list-item>
        <text:list-item>
          <text:p text:style-name="P111">Psychic Passenger (Psioniczny Pasażer)</text:p>
        </text:list-item>
        <text:list-item>
          <text:p text:style-name="P111">Psychic Suggestion (Psioniczna Sugestia)</text:p>
        </text:list-item>
        <text:list-item>
          <text:p text:style-name="P111">Psychokinetic Attack (Atak Psychokinetyczny)</text:p>
        </text:list-item>
        <text:list-item>
          <text:p text:style-name="P111">Psychosis (Psychoza)</text:p>
        </text:list-item>
        <text:list-item>
          <text:p text:style-name="P111">Pull a Fast One (Niezłe Oszustwo)</text:p>
        </text:list-item>
        <text:list-item>
          <text:p text:style-name="P111">Punish All the Guilty (Ukaranie Wszystkich Winnych)</text:p>
        </text:list-item>
        <text:list-item>
          <text:p text:style-name="P111">Punish The Guilty (Ukaranie Winnego)</text:p>
        </text:list-item>
        <text:list-item>
          <text:p text:style-name="P111">Push (Pchnięcie)</text:p>
        </text:list-item>
        <text:list-item>
          <text:p text:style-name="P111">Push Off and Throw (Odepchnięcie i Rzut)</text:p>
        </text:list-item>
        <text:list-item>
          <text:p text:style-name="P111">Push on Through (Parcie Dalej)</text:p>
        </text:list-item>
      </text:list>
      <text:p text:style-name="P33"/>
      <text:p text:style-name="P34">Q</text:p>
      <text:p text:style-name="P33"/>
      <text:list xml:id="list2531738241" text:style-name="L16">
        <text:list-item>
          <text:p text:style-name="P112">Quarry (Cel)</text:p>
        </text:list-item>
        <text:list-item>
          <text:p text:style-name="P113">Question the Spirits (Przepytanie Ducha)</text:p>
        </text:list-item>
        <text:list-item>
          <text:p text:style-name="P113">Qiuck Block (Szybki Blok)</text:p>
        </text:list-item>
        <text:list-item>
          <text:p text:style-name="P113">Quick Death (Szybka Śmierć)</text:p>
        </text:list-item>
        <text:list-item>
          <text:p text:style-name="P113">Quick Recovery (Szybkie Odzyskanie Zdrowia)</text:p>
        </text:list-item>
        <text:list-item>
          <text:p text:style-name="P113">Quick Strike (Szybki Cios)</text:p>
        </text:list-item>
        <text:list-item>
          <text:p text:style-name="P113">Quick Study (Szybka Nauka)</text:p>
        </text:list-item>
        <text:list-item>
          <text:p text:style-name="P113">Quick Switch (Szybkie Skurczenie Się)</text:p>
        </text:list-item>
        <text:list-item>
          <text:p text:style-name="P113">Quick Throw (Szybki Rzut)</text:p>
        </text:list-item>
        <text:list-item>
          <text:p text:style-name="P113">Quick to Flee (Szybka Ucieczka)</text:p>
        </text:list-item>
        <text:list-item>
          <text:p text:style-name="P113">Quick Wits (Szybki Umysł)</text:p>
        </text:list-item>
        <text:list-item>
          <text:p text:style-name="P113"><text:soft-page-break/>Quick Work (Szybka Robota)</text:p>
        </text:list-item>
        <text:list-item>
          <text:p text:style-name="P113">Quicker Than Most (Szybszy Niż Większość)</text:p>
        </text:list-item>
      </text:list>
      <text:p text:style-name="P35"/>
      <text:p text:style-name="P36">R</text:p>
      <text:p text:style-name="P35"/>
      <text:list xml:id="list1757804299" text:style-name="L17">
        <text:list-item>
          <text:p text:style-name="P114">Rally to Me (Do Mnie!)</text:p>
        </text:list-item>
        <text:list-item>
          <text:p text:style-name="P114">Rapid Attack (Szybki Atak)</text:p>
        </text:list-item>
        <text:list-item>
          <text:p text:style-name="P114">Rapid Processing (Szybka Reakcja)</text:p>
        </text:list-item>
        <text:list-item>
          <text:p text:style-name="P114">Rapid Recovery (Szybkie Odzyskanie Zdrowia)</text:p>
        </text:list-item>
        <text:list-item>
          <text:p text:style-name="P114">Ray of Confusion (Promień Konfuzji)</text:p>
        </text:list-item>
        <text:list-item>
          <text:p text:style-name="P114">Reaction (Reakcja)</text:p>
        </text:list-item>
        <text:list-item>
          <text:p text:style-name="P114">Reactive Field (Pole Reakcyjne) Read the Signs (Czytając Znaki)</text:p>
        </text:list-item>
        <text:list-item>
          <text:p text:style-name="P114">Reading The Room (Poznanie Lokacji)</text:p>
        </text:list-item>
        <text:list-item>
          <text:p text:style-name="P140"><text:span text:style-name="T16">Recruit Deputy (</text:span><text:span text:style-name="T21">Rekrutowanie Delegata</text:span><text:span text:style-name="T16">)</text:span></text:p>
        </text:list-item>
        <text:list-item>
          <text:p text:style-name="P115">Recycled Cyphers (Cyphery z Odzysku)</text:p>
        </text:list-item>
        <text:list-item>
          <text:p text:style-name="P115">Regenerate (Regeneracja)</text:p>
        </text:list-item>
        <text:list-item>
          <text:p text:style-name="P115">Regenerate Other (Regeneracja Osoby Trzeciej)</text:p>
        </text:list-item>
        <text:list-item>
          <text:p text:style-name="P115">Regeneration (Uzdrowienie)</text:p>
        </text:list-item>
        <text:list-item>
          <text:p text:style-name="P115">Reinforcing Field (Pole Wzmacniające)</text:p>
        </text:list-item>
        <text:list-item>
          <text:p text:style-name="P115">Release Energy (Wyzwolenie Energii)</text:p>
        </text:list-item>
        <text:list-item>
          <text:p text:style-name="P115">Reload (Przeładowanie)</text:p>
        </text:list-item>
        <text:list-item>
          <text:p text:style-name="P115">Relocate (Relokacja)</text:p>
        </text:list-item>
        <text:list-item>
          <text:p text:style-name="P115">Remote Control (Kontrola Zdalna)</text:p>
        </text:list-item>
        <text:list-item>
          <text:p text:style-name="P115">Remote Viewing (Widzenie na Odległość)</text:p>
        </text:list-item>
        <text:list-item>
          <text:p text:style-name="P115">Repair Flesh (Naprawa Ciała)</text:p>
        </text:list-item>
        <text:list-item>
          <text:p text:style-name="P115">Repel Metal (Odparcie Metalu)</text:p>
        </text:list-item>
        <text:list-item>
          <text:p text:style-name="P115">Reshape (Przebudowa)</text:p>
        </text:list-item>
        <text:list-item>
          <text:p text:style-name="P115">Resilience (Odporność)</text:p>
        </text:list-item>
        <text:list-item>
          <text:p text:style-name="P115">Resilient Duplicate (Odporna Kopia)</text:p>
        </text:list-item>
        <text:list-item>
          <text:p text:style-name="P115">Resilient Ice Armor (Twarda Lodowa Zbroja)</text:p>
        </text:list-item>
        <text:list-item>
          <text:p text:style-name="P115">Resist the Element (Odporność na Żywioły)</text:p>
        </text:list-item>
        <text:list-item>
          <text:p text:style-name="P115">Resist Tricks (Odporność na Sztuczki)</text:p>
        </text:list-item>
        <text:list-item>
          <text:p text:style-name="P141"><text:span text:style-name="T16">Resist Underwater Hazards (</text:span><text:span text:style-name="T22">Odporność na Podwodne Zagrożenia</text:span><text:span text:style-name="T16">)</text:span></text:p>
        </text:list-item>
        <text:list-item>
          <text:p text:style-name="P116">Resonance Field (Pole Rezonansowe)</text:p>
        </text:list-item>
        <text:list-item>
          <text:p text:style-name="P116">Resonant Frequency (Częstotliwość Rezonansowa)</text:p>
        </text:list-item>
        <text:list-item>
          <text:p text:style-name="P116">Resonant Quake (Trzęsienie Rezonansowe)</text:p>
        </text:list-item>
        <text:list-item>
          <text:p text:style-name="P116">Restful Presence (Kojąca Obecność)</text:p>
        </text:list-item>
        <text:list-item>
          <text:p text:style-name="P116">Restore Life (Przywrócenie Życia)</text:p>
        </text:list-item>
        <text:list-item>
          <text:p text:style-name="P142"><text:span text:style-name="T16">Restorative Bloom </text:span><text:span text:style-name="T23">(Odżywczy Wykwit)</text:span></text:p>
        </text:list-item>
        <text:list-item>
          <text:p text:style-name="P117">Resuscitate (Resuscytacja)</text:p>
        </text:list-item>
        <text:list-item>
          <text:p text:style-name="P117">Retinue (Służba)</text:p>
        </text:list-item>
        <text:list-item>
          <text:p text:style-name="P117">Retrieve Memories (Odzyskanie Wspomnień)</text:p>
        </text:list-item>
        <text:list-item>
          <text:p text:style-name="P117">Return to Sender (Kontratak)</text:p>
        </text:list-item>
        <text:list-item>
          <text:p text:style-name="P117">Return to the Obelisk (Powrót do Obelisku)</text:p>
        </text:list-item>
        <text:list-item>
          <text:p text:style-name="P117">Reveal (Ujawnienie)</text:p>
        </text:list-item>
        <text:list-item>
          <text:p text:style-name="P117">Ribbons of Dark Matter (Wstęgi Mrocznej Materii)</text:p>
        </text:list-item>
        <text:list-item>
          <text:p text:style-name="P117">Rider (Jeździec)</text:p>
        </text:list-item>
        <text:list-item>
          <text:p text:style-name="P117">Roaming Third Eye (Zdalne Trzecie Oko)</text:p>
        </text:list-item>
        <text:list-item>
          <text:p text:style-name="P117">Robot Assistant (Robot-Asystent)</text:p>
        </text:list-item>
        <text:list-item>
          <text:p text:style-name="P117">Robot Builder (Twórca Robotów)</text:p>
        </text:list-item>
        <text:list-item>
          <text:p text:style-name="P117">Robot Control (Kontrola Robotów)</text:p>
        </text:list-item>
        <text:list-item>
          <text:p text:style-name="P117">Robot Evolution (Robotyczna Ewolucja)</text:p>
        </text:list-item>
        <text:list-item>
          <text:p text:style-name="P117"><text:soft-page-break/>Robot Fighter (Walczący z Robotami)</text:p>
        </text:list-item>
        <text:list-item>
          <text:p text:style-name="P117">Robot Fleet (Armia Robotów)</text:p>
        </text:list-item>
        <text:list-item>
          <text:p text:style-name="P117">Robot Improvement (Ulepszenie Robota)</text:p>
        </text:list-item>
        <text:list-item>
          <text:p text:style-name="P117">Robot Upgrade (Unowocześnienie Robota)</text:p>
        </text:list-item>
        <text:list-item>
          <text:p text:style-name="P117">Ruin Lore (Wiedza o Ruinach)</text:p>
        </text:list-item>
        <text:list-item>
          <text:p text:style-name="P117">Run and Fight (Bieg i Walka)</text:p>
        </text:list-item>
        <text:list-item>
          <text:p text:style-name="P117">Runner (Biegacz)</text:p>
        </text:list-item>
      </text:list>
      <text:p text:style-name="P37"/>
      <text:p text:style-name="P38">S</text:p>
      <text:p text:style-name="P37"/>
      <text:list xml:id="list2059416567" text:style-name="L18">
        <text:list-item>
          <text:p text:style-name="P118">Safe Fall (Bezpieczny Upadek) </text:p>
        </text:list-item>
        <text:list-item>
          <text:p text:style-name="P143"><text:span text:style-name="T16">Sailor (</text:span><text:span text:style-name="T24">Marynarz)</text:span></text:p>
        </text:list-item>
        <text:list-item>
          <text:p text:style-name="P144"><text:span text:style-name="T24">S</text:span><text:span text:style-name="T16">alvage and Comfort (Kryjówka w Kosmosie)</text:span></text:p>
        </text:list-item>
        <text:list-item>
          <text:p text:style-name="P119">Scan (Skan)</text:p>
        </text:list-item>
        <text:list-item>
          <text:p text:style-name="P119">Scramble Machine (Popsucie Maszyny)</text:p>
        </text:list-item>
        <text:list-item>
          <text:p text:style-name="P119">Scratch Existence (Fazowe Zadrapanie)</text:p>
        </text:list-item>
        <text:list-item>
          <text:p text:style-name="P119">Sculpt Flesh (Rzeźbienie Ciała)</text:p>
        </text:list-item>
        <text:list-item>
          <text:p text:style-name="P119">Sculpt Light (Rzeźbienie Światłem)</text:p>
        </text:list-item>
        <text:list-item>
          <text:p text:style-name="P119">Sea Legs (Morskie Nogi)</text:p>
        </text:list-item>
        <text:list-item>
          <text:p text:style-name="P119">See History (Historia Przedmiotu)</text:p>
        </text:list-item>
        <text:list-item>
          <text:p text:style-name="P119">See the Future (Wizja Przyszłości)</text:p>
        </text:list-item>
        <text:list-item>
          <text:p text:style-name="P119">See The Unseen (Postrzeganie Niewidocznego)</text:p>
        </text:list-item>
        <text:list-item>
          <text:p text:style-name="P119">See Through Matter (Rentgen w Oczach)</text:p>
        </text:list-item>
        <text:list-item>
          <text:p text:style-name="P119">See Through Time (Postrzeganie Czasu)</text:p>
        </text:list-item>
        <text:list-item>
          <text:p text:style-name="P119">Seeds of Fury (Nasiona Furii)</text:p>
        </text:list-item>
        <text:list-item>
          <text:p text:style-name="P119">Seize The Initiative (Przejęcie Inicjatywy)</text:p>
        </text:list-item>
        <text:list-item>
          <text:p text:style-name="P119">Seize The Moment (Chwytaj Moment)</text:p>
        </text:list-item>
        <text:list-item>
          <text:p text:style-name="P119">See Ambush (Niemożliwy do Zaskoczenia)</text:p>
        </text:list-item>
        <text:list-item>
          <text:p text:style-name="P119">Sense Attitudes (Wyczucie Pobudek)</text:p>
        </text:list-item>
        <text:list-item>
          <text:p text:style-name="P144"><text:span text:style-name="T16">Sensing Package (</text:span><text:span text:style-name="T25">Pakiet Sensoryczny</text:span><text:span text:style-name="T16">)</text:span></text:p>
        </text:list-item>
        <text:list-item>
          <text:p text:style-name="P120">Sensor (Sensor)</text:p>
        </text:list-item>
        <text:list-item>
          <text:p text:style-name="P120">Sensor Array (Sensory Statku Kosmicznego)</text:p>
        </text:list-item>
        <text:list-item>
          <text:p text:style-name="P120">Serv-0 (Serv-0)</text:p>
        </text:list-item>
        <text:list-item>
          <text:p text:style-name="P120">Serv-0 Aim (Celowanie Serv-0)</text:p>
        </text:list-item>
        <text:list-item>
          <text:p text:style-name="P120">Serv-0 Brawler (Servi-0 Wojownik)</text:p>
        </text:list-item>
        <text:list-item>
          <text:p text:style-name="P120">Serv-0 Defender (Serv-0 Obrońca)</text:p>
        </text:list-item>
        <text:list-item>
          <text:p text:style-name="P120">Serv-0 Repair (Naprawa Serv-0)</text:p>
        </text:list-item>
        <text:list-item>
          <text:p text:style-name="P120">Serv-0 Scanner (Skany Serv-0)</text:p>
        </text:list-item>
        <text:list-item>
          <text:p text:style-name="P120">Serv-0 Spy (Serv-0 Szpieg)</text:p>
        </text:list-item>
        <text:list-item>
          <text:p text:style-name="P120">Share Defense (Dzielona Obrona)</text:p>
        </text:list-item>
        <text:list-item>
          <text:p text:style-name="P120">Share The Power (Dzielona Moc)</text:p>
        </text:list-item>
        <text:list-item>
          <text:p text:style-name="P120">Share Senses (Dzielone Zmysły)</text:p>
        </text:list-item>
        <text:list-item>
          <text:p text:style-name="P120">Sharp Senses (Wyostrzone Zmysły)</text:p>
        </text:list-item>
        <text:list-item>
          <text:p text:style-name="P120">Sharp-Eyed (Bystrooki)</text:p>
        </text:list-item>
        <text:list-item>
          <text:p text:style-name="P120">Shatter (Strzaskanie)</text:p>
        </text:list-item>
        <text:list-item>
          <text:p text:style-name="P120">Shatter Mind (Strzaskanie Umysłu)</text:p>
        </text:list-item>
        <text:list-item>
          <text:p text:style-name="P120">Shattering Shout (Okrzyk Roztrzaskania)</text:p>
        </text:list-item>
        <text:list-item>
          <text:p text:style-name="P120">Shepherd’s Fury (Furia Pasterza)</text:p>
        </text:list-item>
        <text:list-item>
          <text:p text:style-name="P120">Shield Burst (Wybuch Tarczy)</text:p>
        </text:list-item>
        <text:list-item>
          <text:p text:style-name="P120">Shield Master (Mistrz Tarcz)</text:p>
        </text:list-item>
        <text:list-item>
          <text:p text:style-name="P120">Shield Training (Wyszkolony w Tarczach)</text:p>
        </text:list-item>
        <text:list-item>
          <text:p text:style-name="P120">Ship Footing (Obeznanie ze Statkiem Kosmicznym)</text:p>
        </text:list-item>
        <text:list-item>
          <text:p text:style-name="P120"><text:soft-page-break/>Shipspeak (Mowa Statku Kosmicznego)</text:p>
        </text:list-item>
        <text:list-item>
          <text:p text:style-name="P120">Shock (Szok)</text:p>
        </text:list-item>
        <text:list-item>
          <text:p text:style-name="P120">Short Teleportation (Krótka Teleportacja)</text:p>
        </text:list-item>
        <text:list-item>
          <text:p text:style-name="P120">Show Them The Way (Wskaż Im Drogę)</text:p>
        </text:list-item>
        <text:list-item>
          <text:p text:style-name="P120">Shred Existence (Potężniejsze Fazowanie)</text:p>
        </text:list-item>
        <text:list-item>
          <text:p text:style-name="P120">Shroud of Flame (Płaszcz Ognia)</text:p>
        </text:list-item>
        <text:list-item>
          <text:p text:style-name="P120">Shrink (Zmniejszenie Się)</text:p>
        </text:list-item>
        <text:list-item>
          <text:p text:style-name="P120">Shrink Others (Zmniejszenie Innych)</text:p>
        </text:list-item>
        <text:list-item>
          <text:p text:style-name="P120">Silent As Space (Cichy Jak Kosmos)</text:p>
        </text:list-item>
        <text:list-item>
          <text:p text:style-name="P120">Skill With Attacks (Umiejętny Atak)</text:p>
        </text:list-item>
        <text:list-item>
          <text:p text:style-name="P120">Skill With Defense (Umiejętna Obrona)</text:p>
        </text:list-item>
        <text:list-item>
          <text:p text:style-name="P120">Sleuth (Detektyw)</text:p>
        </text:list-item>
        <text:list-item>
          <text:p text:style-name="P121">Slice (Cięcie)</text:p>
        </text:list-item>
        <text:list-item>
          <text:p text:style-name="P121">Slip Into Shadow (Skrycie się w Cieniu)</text:p>
        </text:list-item>
        <text:list-item>
          <text:p text:style-name="P121">Slippery (Śliski)</text:p>
        </text:list-item>
        <text:list-item>
          <text:p text:style-name="P121">Slippery Customer (Śliski Klient)</text:p>
        </text:list-item>
        <text:list-item>
          <text:p text:style-name="P121">Small Flight (Mały Lot)</text:p>
        </text:list-item>
        <text:list-item>
          <text:p text:style-name="P121">Smaller (Mniejszy)</text:p>
        </text:list-item>
        <text:list-item>
          <text:p text:style-name="P121">Snap Shot (Podwójny Wystrzał)</text:p>
        </text:list-item>
        <text:list-item>
          <text:p text:style-name="P121">Sneak (Skradanie się)</text:p>
        </text:list-item>
        <text:list-item>
          <text:p text:style-name="P121">Snipe (Wycelowanie)</text:p>
        </text:list-item>
        <text:list-item>
          <text:p text:style-name="P121">Sniper’s Aim (Cel Snipera)</text:p>
        </text:list-item>
        <text:list-item>
          <text:p text:style-name="P121">Something in the Road (Coś na Drodze)</text:p>
        </text:list-item>
        <text:list-item>
          <text:p text:style-name="P121">Soothe Mind and Body (Ukojenia Ciała i Umysłu)</text:p>
        </text:list-item>
        <text:list-item>
          <text:p text:style-name="P121">Soothe the Savage (Ukojenie Dzikiego)</text:p>
        </text:list-item>
        <text:list-item>
          <text:p text:style-name="P121">Soul Interrogation (Przesłuchanie Duszy)</text:p>
        </text:list-item>
        <text:list-item>
          <text:p text:style-name="P121">Sound Conversion Barrier (Bariera Konwersji Dźwięku)</text:p>
        </text:list-item>
        <text:list-item>
          <text:p text:style-name="P121">Space Fighting (Walka w Kosmosie)</text:p>
        </text:list-item>
        <text:list-item>
          <text:p text:style-name="P121">Speaker for the Dead (Mówiący ze Zmarłymi)</text:p>
        </text:list-item>
        <text:list-item>
          <text:p text:style-name="P121">Special Shot (Specjalny Strzał)</text:p>
        </text:list-item>
        <text:list-item>
          <text:p text:style-name="P121">Specialized Basher (Wyspecjalizowany Pięściarz)</text:p>
        </text:list-item>
        <text:list-item>
          <text:p text:style-name="P121">Specialized Throwing (Wyspecjalizowany w Rzucaniu)</text:p>
        </text:list-item>
        <text:list-item>
          <text:p text:style-name="P121">Speed Burst (Przyspieszenie)</text:p>
        </text:list-item>
        <text:list-item>
          <text:p text:style-name="P121">Speedy recovery (Szybkie Zdrowienie)</text:p>
        </text:list-item>
        <text:list-item>
          <text:p text:style-name="P121">Spin Attack (Wielokrotny Atak)</text:p>
        </text:list-item>
        <text:list-item>
          <text:p text:style-name="P121">Spin Identity (Fałszywa Tożsamość)</text:p>
        </text:list-item>
        <text:list-item>
          <text:p text:style-name="P121">Spirit Accomplice (Duch Towarzysz)</text:p>
        </text:list-item>
        <text:list-item>
          <text:p text:style-name="P121">Spot Weakness (Wykrycie Słabości)</text:p>
        </text:list-item>
        <text:list-item>
          <text:p text:style-name="P122">Spray (Ostrzał ciągły)</text:p>
        </text:list-item>
        <text:list-item>
          <text:p text:style-name="P122">Spring Away (Odsunięcie się)</text:p>
        </text:list-item>
        <text:list-item>
          <text:p text:style-name="P122">Sprint and Grab (Bieg i chwyt)</text:p>
        </text:list-item>
        <text:list-item>
          <text:p text:style-name="P122">Spur Effort (Wspólny Wysiłek)</text:p>
        </text:list-item>
        <text:list-item>
          <text:p text:style-name="P122">Stalker (Stalker)</text:p>
        </text:list-item>
        <text:list-item>
          <text:p text:style-name="P122">Stand Watch (Na Straży)</text:p>
        </text:list-item>
        <text:list-item>
          <text:p text:style-name="P122">Stare Them Down (Pojedynek Spojrzeń)</text:p>
        </text:list-item>
        <text:list-item>
          <text:p text:style-name="P122">Stasis (Zastój)</text:p>
        </text:list-item>
        <text:list-item>
          <text:p text:style-name="P122">Stay the Course (Regeneracja Sojuszników)</text:p>
        </text:list-item>
        <text:list-item>
          <text:p text:style-name="P122">Steal Power (Kradzież Mocy)</text:p>
        </text:list-item>
        <text:list-item>
          <text:p text:style-name="P122">Stealth Skills (Umiejętności Złodzieja)</text:p>
        </text:list-item>
        <text:list-item>
          <text:p text:style-name="P122">Still As a Statue (Jak Posąg)</text:p>
        </text:list-item>
        <text:list-item>
          <text:p text:style-name="P122">Stimulate (Stymulacja)</text:p>
        </text:list-item>
        <text:list-item>
          <text:p text:style-name="P122">Sone Breaker (Łamiący Kamienie)</text:p>
        </text:list-item>
        <text:list-item>
          <text:p text:style-name="P122"><text:soft-page-break/>Store Energy (Przechowanie Energii)</text:p>
        </text:list-item>
        <text:list-item>
          <text:p text:style-name="P122">Storm Seed (Przywołanie Burzy)</text:p>
        </text:list-item>
        <text:list-item>
          <text:p text:style-name="P122">Straightforward (Bezpośredni)</text:p>
        </text:list-item>
        <text:list-item>
          <text:p text:style-name="P122">Strategize (Strategia)</text:p>
        </text:list-item>
        <text:list-item>
          <text:p text:style-name="P122">Stronger Together (Silniejsi Razem)</text:p>
        </text:list-item>
        <text:list-item>
          <text:p text:style-name="P122">Stun Attack (Atak Oszałamiający)</text:p>
        </text:list-item>
        <text:list-item>
          <text:p text:style-name="P122">Sturdy (Twardy)</text:p>
        </text:list-item>
        <text:list-item>
          <text:p text:style-name="P122">Subconscious Defense (Podświadoma Obrona)</text:p>
        </text:list-item>
        <text:list-item>
          <text:p text:style-name="P122">Subsonic Rumble (Subsoniczny Hałas)</text:p>
        </text:list-item>
        <text:list-item>
          <text:p text:style-name="P122">Subtle Steps (Ciche Kroki)</text:p>
        </text:list-item>
        <text:list-item>
          <text:p text:style-name="P122">Subtle Tricks (Subtelne Sztuczki)</text:p>
        </text:list-item>
        <text:list-item>
          <text:p text:style-name="P122">Successive Attack (Następny Atak)</text:p>
        </text:list-item>
        <text:list-item>
          <text:p text:style-name="P122">Suggestion (Sugestia)</text:p>
        </text:list-item>
        <text:list-item>
          <text:p text:style-name="P122">Summon Demon (Przywołanie Demona)</text:p>
        </text:list-item>
        <text:list-item>
          <text:p text:style-name="P122">Summon Giant Spider (Przywołanie Wielkiego Pająka)</text:p>
        </text:list-item>
        <text:list-item>
          <text:p text:style-name="P122">Sun Siphon (<text:span text:style-name="T39">Pula Słoneczna</text:span>)</text:p>
        </text:list-item>
        <text:list-item>
          <text:p text:style-name="P123">Sunlight (Śiatło Słońca)</text:p>
        </text:list-item>
        <text:list-item>
          <text:p text:style-name="P123">Superb Explorer (Wspaniały Odkrywca)</text:p>
        </text:list-item>
        <text:list-item>
          <text:p text:style-name="P123">Super Infiltrator (Wspaniały Infiltrator)</text:p>
        </text:list-item>
        <text:list-item>
          <text:p text:style-name="P123">Superior Duplicate (Ulepszona Kopia)</text:p>
        </text:list-item>
        <text:list-item>
          <text:p text:style-name="P123">Surging Confidence (Przypływ Pewności Siebie)</text:p>
        </text:list-item>
        <text:list-item>
          <text:p text:style-name="P123">Suprise Attack (Atak z Zaskoczenia)</text:p>
        </text:list-item>
        <text:list-item>
          <text:p text:style-name="P123">Swim (Pływanie)</text:p>
        </text:list-item>
        <text:list-item>
          <text:p text:style-name="P123">Swipe (Zamach)</text:p>
        </text:list-item>
      </text:list>
      <text:p text:style-name="P39"/>
      <text:p text:style-name="P40">T</text:p>
      <text:p text:style-name="P39"/>
      <text:list xml:id="list852086033" text:style-name="L19">
        <text:list-item>
          <text:p text:style-name="P124">Take Command (Wydanie Rozkazu)</text:p>
        </text:list-item>
        <text:list-item>
          <text:p text:style-name="P125">Taking Advantage (Korzystanie z Okazji)</text:p>
        </text:list-item>
        <text:list-item>
          <text:p text:style-name="P125">Tall Tale (Jawne Kłamstwo)</text:p>
        </text:list-item>
        <text:list-item>
          <text:p text:style-name="P125">Targeting Eye (Sokole Oko)</text:p>
        </text:list-item>
        <text:list-item>
          <text:p text:style-name="P125">Task Specialization (Specjalizacja w Zadaniu)</text:p>
        </text:list-item>
        <text:list-item>
          <text:p text:style-name="P125">Task Training (Trening w Zadaniu)</text:p>
        </text:list-item>
        <text:list-item>
          <text:p text:style-name="P125">Taunt Foe (Gnębienie Wroga)</text:p>
        </text:list-item>
        <text:list-item>
          <text:p text:style-name="P125">Teach Trick (Nauczanie Sztuczek)</text:p>
        </text:list-item>
        <text:list-item>
          <text:p text:style-name="P125">Teamwork (Praca Grupowa)</text:p>
        </text:list-item>
        <text:list-item>
          <text:p text:style-name="P125">Tech Skills (Umiejętności Technologiczne)</text:p>
        </text:list-item>
        <text:list-item>
          <text:p text:style-name="P125">Telekinesis (Telekineza)</text:p>
        </text:list-item>
        <text:list-item>
          <text:p text:style-name="P125">Telepathic (Telepatia)</text:p>
        </text:list-item>
        <text:list-item>
          <text:p text:style-name="P125">Telepathic Network (Sieć Telepatyczna)</text:p>
        </text:list-item>
        <text:list-item>
          <text:p text:style-name="P125">Teleportation (Teleportacja)</text:p>
        </text:list-item>
        <text:list-item>
          <text:p text:style-name="P125">Teleportation Burst (Skoki Teleportacyjne)</text:p>
        </text:list-item>
        <text:list-item>
          <text:p text:style-name="P125">Teleportive Wound (Rana Teleportacyjna)</text:p>
        </text:list-item>
        <text:list-item>
          <text:p text:style-name="P125">Telling (Rozmowny)</text:p>
        </text:list-item>
        <text:list-item>
          <text:p text:style-name="P125">Temporal Acceleration (Przyspieszenie Czasoprzestrzenne)</text:p>
        </text:list-item>
        <text:list-item>
          <text:p text:style-name="P125">Temporal Dislocation (Czasoprzestrzenne Przesunięcie)</text:p>
        </text:list-item>
        <text:list-item>
          <text:p text:style-name="P125">Temporary Light (Chwilowe Światło)</text:p>
        </text:list-item>
        <text:list-item>
          <text:p text:style-name="P125">Terryfying Gaze (Przerażające Spojrzenie)</text:p>
        </text:list-item>
        <text:list-item>
          <text:p text:style-name="P125">Terryfying Image (Przerażający Obraz)</text:p>
        </text:list-item>
        <text:list-item>
          <text:p text:style-name="P125">Terryfying Presence (Przerażająca Obecność)</text:p>
        </text:list-item>
        <text:list-item>
          <text:p text:style-name="P125">There’s Your Problem (Oto Twój Problem)</text:p>
        </text:list-item>
        <text:list-item>
          <text:p text:style-name="P125">Thief’s Luck (Szczęście Złodzieja)</text:p>
        </text:list-item>
        <text:list-item>
          <text:p text:style-name="P125"><text:soft-page-break/>Think Your Way Out (Przemyślenie Problemów)</text:p>
        </text:list-item>
        <text:list-item>
          <text:p text:style-name="P125">Thinking Ahead (Uprzednie Planowanie)</text:p>
        </text:list-item>
        <text:list-item>
          <text:p text:style-name="P125">Third Eye (Trzecie Oko)</text:p>
        </text:list-item>
        <text:list-item>
          <text:p text:style-name="P125">Throw (Rzut)</text:p>
        </text:list-item>
        <text:list-item>
          <text:p text:style-name="P125">Throw Enchanted Weapon (Rzut Zaczarowaną Bronią)</text:p>
        </text:list-item>
        <text:list-item>
          <text:p text:style-name="P125">Throw Force Shield (Rzut Tarczą Siłową)</text:p>
        </text:list-item>
        <text:list-item>
          <text:p text:style-name="P125">Thrust (Pchnięcie)</text:p>
        </text:list-item>
        <text:list-item>
          <text:p text:style-name="P125">Thunder Beam (Promień Grzmotu)</text:p>
        </text:list-item>
        <text:list-item>
          <text:p text:style-name="P125">Time Doppelganger (Sobowtór Czasoprzestrzenny)</text:p>
        </text:list-item>
        <text:list-item>
          <text:p text:style-name="P125">Time Loop (Pętla Czasu)</text:p>
        </text:list-item>
        <text:list-item>
          <text:p text:style-name="P125">Time Travel (Podróż w Czasie)</text:p>
        </text:list-item>
        <text:list-item>
          <text:p text:style-name="P125">Tinker (Majsterkowanie)</text:p>
        </text:list-item>
        <text:list-item>
          <text:p text:style-name="P125">Tiny (Malutki)</text:p>
        </text:list-item>
        <text:list-item>
          <text:p text:style-name="P125">Tool Mastery (Mistrzostwo Narzędzi)</text:p>
        </text:list-item>
        <text:list-item>
          <text:p text:style-name="P125">Total Awareness (Całkowita Świadomość)</text:p>
        </text:list-item>
        <text:list-item>
          <text:p text:style-name="P125">Totally Chill (Wyluzowanie)</text:p>
        </text:list-item>
        <text:list-item>
          <text:p text:style-name="P125">Tough as Nails (Wyjątkowo Wytrzymały)</text:p>
        </text:list-item>
        <text:list-item>
          <text:p text:style-name="P125">Tough it Out (Stwardniały)</text:p>
        </text:list-item>
        <text:list-item>
          <text:p text:style-name="P125">Tower of Intellect (Wieża Intelektu)</text:p>
        </text:list-item>
        <text:list-item>
          <text:p text:style-name="P125">Tower of Will (Wieża Siły Woli)</text:p>
        </text:list-item>
        <text:list-item>
          <text:p text:style-name="P125">Tracker (Łowczy)</text:p>
        </text:list-item>
        <text:list-item>
          <text:p text:style-name="P125">Trained Basher (Wyszkolony Mia<text:span text:style-name="T40">ż</text:span>dżyciel)</text:p>
        </text:list-item>
        <text:list-item>
          <text:p text:style-name="P125">Trained Excavator (Wyszkolony <text:span text:style-name="T41">Archeolog)</text:span></text:p>
        </text:list-item>
        <text:list-item>
          <text:p text:style-name="P126">Trained Gunner (Wyszkolony Rewolwerowiec)</text:p>
        </text:list-item>
        <text:list-item>
          <text:p text:style-name="P126">Trainet Interlocutor (Wyszkolony Dyskutant)</text:p>
        </text:list-item>
        <text:list-item>
          <text:p text:style-name="P126">Trained Slayer (Wyszkolony Morderca)</text:p>
        </text:list-item>
        <text:list-item>
          <text:p text:style-name="P126">Trained Swimmer (Wyszkolony Pływak)</text:p>
        </text:list-item>
        <text:list-item>
          <text:p text:style-name="P126">Trained Without Armor (Wyszkolony Bez Zbroi)</text:p>
        </text:list-item>
        <text:list-item>
          <text:p text:style-name="P126">Transcend the Script (<text:span text:style-name="T42">Oratorska Inspiracja</text:span>)</text:p>
        </text:list-item>
        <text:list-item>
          <text:p text:style-name="P127">Trapfinder (Znajdywacz Pułapek)</text:p>
        </text:list-item>
        <text:list-item>
          <text:p text:style-name="P127">Trapster (Twórca Pułapek)</text:p>
        </text:list-item>
        <text:list-item>
          <text:p text:style-name="P127">Travel Skills (Umiejętności Podróżnicze)</text:p>
        </text:list-item>
        <text:list-item>
          <text:p text:style-name="P127">Traverse the Worlds (Podróż Między Światami)</text:p>
        </text:list-item>
        <text:list-item>
          <text:p text:style-name="P127">Tree Companion (Drzewny Towarzysz)</text:p>
        </text:list-item>
        <text:list-item>
          <text:p text:style-name="P127">Tree Travel (Podroż Przez Drzewa)</text:p>
        </text:list-item>
        <text:list-item>
          <text:p text:style-name="P127">Trick Driver (Uzdolniony Kierowca)</text:p>
        </text:list-item>
        <text:list-item>
          <text:p text:style-name="P127">Trick Shot (Podwójny Strzał)</text:p>
        </text:list-item>
        <text:list-item>
          <text:p text:style-name="P127">True Defender (Prawdziwy Obrońca)</text:p>
        </text:list-item>
        <text:list-item>
          <text:p text:style-name="P127">True Guardian (Prawdziwy Strażnik)</text:p>
        </text:list-item>
        <text:list-item>
          <text:p text:style-name="P127">True Necromancy (Prawdziwa Nekromancja)</text:p>
        </text:list-item>
        <text:list-item>
          <text:p text:style-name="P127">True Senses (Prawdziwe Zmysły)</text:p>
        </text:list-item>
        <text:list-item>
          <text:p text:style-name="P127">Trust to Luck (Zaufaj Swemu Szczęściu)</text:p>
        </text:list-item>
        <text:list-item>
          <text:p text:style-name="P127">Tumbling Moves (<text:span text:style-name="T43">Błyskotliwe Ruchy</text:span>)</text:p>
        </text:list-item>
        <text:list-item>
          <text:p text:style-name="P128">Twist of Fate (Zmiana Przeznaczenia)</text:p>
        </text:list-item>
        <text:list-item>
          <text:p text:style-name="P128">Twisting the Knife (Obrócenie Noża)</text:p>
        </text:list-item>
        <text:list-item>
          <text:p text:style-name="P128">Two Things at Once (Dwie Sprawy na Raz)</text:p>
        </text:list-item>
      </text:list>
      <text:p text:style-name="P41"/>
      <text:p text:style-name="P42">U</text:p>
      <text:p text:style-name="P41"/>
      <text:list xml:id="list3253916742" text:style-name="L20">
        <text:list-item>
          <text:p text:style-name="P129">Ultra Enhancement (Ultra Wzmocnienie)</text:p>
        </text:list-item>
        <text:list-item>
          <text:p text:style-name="P130">Unarmored Fightning Style (Sztuki Walki)</text:p>
        </text:list-item>
        <text:list-item>
          <text:p text:style-name="P130">Unarmored Fighter (Wojownik bez Zbroi)</text:p>
        </text:list-item>
        <text:list-item>
          <text:p text:style-name="P130"><text:soft-page-break/>Uncanny Luck (Niezwykłe Szczęście)</text:p>
        </text:list-item>
        <text:list-item>
          <text:p text:style-name="P130">Understanding (Zrozumienie)</text:p>
        </text:list-item>
        <text:list-item>
          <text:p text:style-name="P130">Underworld Contacts (Kontakty w Półświatku)</text:p>
        </text:list-item>
        <text:list-item>
          <text:p text:style-name="P130">Undo (Cofnij)</text:p>
        </text:list-item>
        <text:list-item>
          <text:p text:style-name="P130">Unexpected Betrayal (Niespodziewana Zdrada)</text:p>
        </text:list-item>
        <text:list-item>
          <text:p text:style-name="P130">Unmovable (Nieporuszalny)</text:p>
        </text:list-item>
        <text:list-item>
          <text:p text:style-name="P130">Unraveling Consumption (Wysuszająca Konsumpcja)</text:p>
        </text:list-item>
        <text:list-item>
          <text:p text:style-name="P130">Untouchable (<text:span text:style-name="T44">Nietykalny</text:span>)</text:p>
        </text:list-item>
        <text:list-item>
          <text:p text:style-name="P130">Untouchable While Moving (<text:span text:style-name="T44">Nietykalny</text:span> Podczas Ruchu)</text:p>
        </text:list-item>
        <text:list-item>
          <text:p text:style-name="P131">Up to Speed (Rozpęd)</text:p>
        </text:list-item>
        <text:list-item>
          <text:p text:style-name="P131">Use Senses of Others (Podłączony do Cudzych Zmysłów)</text:p>
        </text:list-item>
        <text:list-item>
          <text:p text:style-name="P131">Using the Environment (Korzyści z Otoczenia)</text:p>
        </text:list-item>
        <text:list-item>
          <text:p text:style-name="P131">Using What’s Available (Korzystanie z Dostępnych Opcji)</text:p>
        </text:list-item>
        <text:list-item>
          <text:p text:style-name="P131">Usurp Cypher (Absorpcja Cyphera)</text:p>
        </text:list-item>
      </text:list>
      <text:p text:style-name="P43"/>
      <text:p text:style-name="P44">V</text:p>
      <text:p text:style-name="P43"/>
      <text:list xml:id="list498766414" text:style-name="L21">
        <text:list-item>
          <text:p text:style-name="P132">Vacuum Skilled (Umiejętności Kosmiczne)</text:p>
        </text:list-item>
        <text:list-item>
          <text:p text:style-name="P132">Vanish (Zniknięcie)</text:p>
        </text:list-item>
        <text:list-item>
          <text:p text:style-name="P132">Verbal Misdirection (Konfuzja Słowem)</text:p>
        </text:list-item>
        <text:list-item>
          <text:p text:style-name="P132">Versatile Mind (Uniwersalny Umysł)</text:p>
        </text:list-item>
        <text:list-item>
          <text:p text:style-name="P132">Very Long Sprinting (Bardzo Długi Big Fazowy)</text:p>
        </text:list-item>
        <text:list-item>
          <text:p text:style-name="P132">Vigilance (Czujność)</text:p>
        </text:list-item>
        <text:list-item>
          <text:p text:style-name="P132">Vigilant (Czujny)</text:p>
        </text:list-item>
        <text:list-item>
          <text:p text:style-name="P132">Vindictive Performance (Okrutne Przedstawienie)</text:p>
        </text:list-item>
        <text:list-item>
          <text:p text:style-name="P132">Void Wings (Skrzydła Pustki)</text:p>
        </text:list-item>
      </text:list>
      <text:p text:style-name="P43"/>
      <text:p text:style-name="P44">W</text:p>
      <text:p text:style-name="P43"/>
      <text:list xml:id="list1892245459" text:style-name="L22">
        <text:list-item>
          <text:p text:style-name="P133">Walk Throught Walls (Przechodzenie Przez Ściany)</text:p>
        </text:list-item>
        <text:list-item>
          <text:p text:style-name="P133">Wall of Lightning (Ściana Błyskawic)</text:p>
        </text:list-item>
        <text:list-item>
          <text:p text:style-name="P133">Wall With Teeth (Uzębiona Ściana)</text:p>
        </text:list-item>
        <text:list-item>
          <text:p text:style-name="P133">War Flesh (Ciało Bitewne)</text:p>
        </text:list-item>
        <text:list-item>
          <text:p text:style-name="P133">Ward (Magia Obronna)</text:p>
        </text:list-item>
        <text:list-item>
          <text:p text:style-name="P133">Warding Shield (Tarcza Obronna)</text:p>
        </text:list-item>
        <text:list-item>
          <text:p text:style-name="P133">Water Adaptation (Wodna Adaptacja)</text:p>
        </text:list-item>
        <text:list-item>
          <text:p text:style-name="P133">Weapon and Body (Broń i Cios)</text:p>
        </text:list-item>
        <text:list-item>
          <text:p text:style-name="P133">Weapon Crafter (Twórca Broni)</text:p>
        </text:list-item>
        <text:list-item>
          <text:p text:style-name="P133">Weapon Defense (Obrona Bronią)</text:p>
        </text:list-item>
        <text:list-item>
          <text:p text:style-name="P133">Weapon Master (Mistrz Broni)</text:p>
        </text:list-item>
        <text:list-item>
          <text:p text:style-name="P133">Weaponization (Uzbrojenie)</text:p>
        </text:list-item>
        <text:list-item>
          <text:p text:style-name="P133">Wear it Well (Jak Druga Skóra)</text:p>
        </text:list-item>
        <text:list-item>
          <text:p text:style-name="P133">Weather the Vicissitudes (Ochrona Przed Zmiennym Losem)</text:p>
        </text:list-item>
        <text:list-item>
          <text:p text:style-name="P133">Weight of the World (Ciężar Świata)</text:p>
        </text:list-item>
        <text:list-item>
          <text:p text:style-name="P133">Weightless Shot (Wystrzał Mikrograwitacyjny)</text:p>
        </text:list-item>
        <text:list-item>
          <text:p text:style-name="P133">Weighty (Ciężki)</text:p>
        </text:list-item>
        <text:list-item>
          <text:p text:style-name="P133">Weird Science Breakthrought (Przełom w Badaniach Dziwnej Nauki)</text:p>
        </text:list-item>
        <text:list-item>
          <text:p text:style-name="P145"><text:span text:style-name="T16">Whirlwind of Throws (</text:span><text:span text:style-name="T26">Wir</text:span><text:span text:style-name="T16"> Rzut</text:span><text:span text:style-name="T26">ek</text:span><text:span text:style-name="T16">)</text:span></text:p>
        </text:list-item>
        <text:list-item>
          <text:p text:style-name="P134">Wild Camouflage (Dziki Kamuflaż)</text:p>
        </text:list-item>
        <text:list-item>
          <text:p text:style-name="P134">The Wild Is on Your Side (Przyroda po Twojej Stornie)</text:p>
        </text:list-item>
        <text:list-item>
          <text:p text:style-name="P134">Wild Insight (Dzikie Oświecenie)</text:p>
        </text:list-item>
        <text:list-item>
          <text:p text:style-name="P134">Wild Vitality (Dzikie Zdrowie)</text:p>
        </text:list-item>
        <text:list-item>
          <text:p text:style-name="P134"><text:soft-page-break/>Wildcard Powers (Dzikie Zdolności)</text:p>
        </text:list-item>
        <text:list-item>
          <text:p text:style-name="P134">Wilderness Awareness (Dzika Świadomość)</text:p>
        </text:list-item>
        <text:list-item>
          <text:p text:style-name="P134">Wilderness Encouragement (Dzika Zachęta)</text:p>
        </text:list-item>
        <text:list-item>
          <text:p text:style-name="P134">Wilderness Explorer (Badacz Dziczy)</text:p>
        </text:list-item>
        <text:list-item>
          <text:p text:style-name="P134">Wilderness Life (Życie w Dziczy)</text:p>
        </text:list-item>
        <text:list-item>
          <text:p text:style-name="P134">Wilderness Lore (Wiedza o Dziczy)</text:p>
        </text:list-item>
        <text:list-item>
          <text:p text:style-name="P134">Will of the Leader (Wola Lidera)</text:p>
        </text:list-item>
        <text:list-item>
          <text:p text:style-name="P134">Will of Legend (Legendarna Wola)</text:p>
        </text:list-item>
        <text:list-item>
          <text:p text:style-name="P134">Willing Sacrifice (Chętna Ofiara)</text:p>
        </text:list-item>
        <text:list-item>
          <text:p text:style-name="P134">Wind Armor (Zbroja Wiatru)</text:p>
        </text:list-item>
        <text:list-item>
          <text:p text:style-name="P134">Wind Chariot (Rydwan Wiatru)</text:p>
        </text:list-item>
        <text:list-item>
          <text:p text:style-name="P134">Windrider (Jeździec Wiatru)</text:p>
        </text:list-item>
        <text:list-item>
          <text:p text:style-name="P134">Windwracked Traveler (Podróżnik Niszczącego Wiatru)</text:p>
        </text:list-item>
        <text:list-item>
          <text:p text:style-name="P134">Wings of Fire (Skrzydła Ognia)</text:p>
        </text:list-item>
        <text:list-item>
          <text:p text:style-name="P134">Wing Weapons (Skrzydła-Bronie)</text:p>
        </text:list-item>
        <text:list-item>
          <text:p text:style-name="P134">Winter Gauntlets (Zimowe Rękawice)</text:p>
        </text:list-item>
        <text:list-item>
          <text:p text:style-name="P134">Wooden Body (Ciało z Drewna)</text:p>
        </text:list-item>
        <text:list-item>
          <text:p text:style-name="P134">Word of Command (Słowo Rozkazu)</text:p>
        </text:list-item>
        <text:list-item>
          <text:p text:style-name="P134">Word of Death (Słowo Śmierci)</text:p>
        </text:list-item>
        <text:list-item>
          <text:p text:style-name="P134">Work the Friendship (Wsparcie Przyjaciela)</text:p>
        </text:list-item>
        <text:list-item>
          <text:p text:style-name="P134">Wormhole (Tunel Czasoprzestrzenny)</text:p>
        </text:list-item>
        <text:list-item>
          <text:p text:style-name="P134">Wound Tender (Opatrywanie Ran)</text:p>
        </text:list-item>
        <text:list-item>
          <text:p text:style-name="P134">Wraith Cloak (Płaszcz Gniewu)</text:p>
        </text:list-item>
        <text:list-item>
          <text:p text:style-name="P134">Wreck (Zniszczenie)</text:p>
        </text:list-item>
        <text:list-item>
          <text:p text:style-name="P134">Wrest From Chance (Ucieczka od Złego Losu)</text:p>
        </text:list-item>
      </text:list>
      <text:p text:style-name="P45"/>
      <text:p text:style-name="P46">Y</text:p>
      <text:p text:style-name="P45"/>
      <text:list xml:id="list1892460873" text:style-name="L23">
        <text:list-item>
          <text:p text:style-name="P135">You Studied (Dobrze Wykształcony)</text:p>
        </text:list-item>
      </text:list>
      <text:p text:style-name="P45"/>
      <text:p text:style-name="P46">Z</text:p>
      <text:p text:style-name="P45"/>
      <text:list xml:id="list4101716074" text:style-name="L24">
        <text:list-item>
          <text:p text:style-name="P136">Zero Dark Eyes (Oczy Przyzwyczajone do Ciemności)</text:p>
        </text:list-item>
      </text:list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0T06:58:07.786000000</meta:creation-date>
    <meta:generator>LibreOffice/7.1.4.2$Windows_X86_64 LibreOffice_project/a529a4fab45b75fefc5b6226684193eb000654f6</meta:generator>
    <dc:date>2024-02-29T16:01:15.561000000</dc:date>
    <meta:editing-duration>PT13H27M16S</meta:editing-duration>
    <meta:editing-cycles>43</meta:editing-cycles>
    <meta:document-statistic meta:table-count="0" meta:image-count="0" meta:object-count="0" meta:page-count="23" meta:paragraph-count="1128" meta:word-count="5770" meta:character-count="38245" meta:non-whitespace-character-count="34699"/>
  </office:meta>
</office:document-meta>
</file>